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0.151cm"/>
    </style:style>
    <style:style style:name="co2" style:family="table-column">
      <style:table-column-properties fo:break-before="auto" style:column-width="12.404cm"/>
    </style:style>
    <style:style style:name="co3" style:family="table-column">
      <style:table-column-properties fo:break-before="auto" style:column-width="7.23cm"/>
    </style:style>
    <style:style style:name="co4" style:family="table-column">
      <style:table-column-properties fo:break-before="auto" style:column-width="7.329cm"/>
    </style:style>
    <style:style style:name="co5" style:family="table-column">
      <style:table-column-properties fo:break-before="auto" style:column-width="2.77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25cm"/>
    </style:style>
    <style:style style:name="co8" style:family="table-column">
      <style:table-column-properties fo:break-before="auto" style:column-width="4.209cm"/>
    </style:style>
    <style:style style:name="co9" style:family="table-column">
      <style:table-column-properties fo:break-before="auto" style:column-width="5.422cm"/>
    </style:style>
    <style:style style:name="co10" style:family="table-column">
      <style:table-column-properties fo:break-before="auto" style:column-width="4.307cm"/>
    </style:style>
    <style:style style:name="co11" style:family="table-column">
      <style:table-column-properties fo:break-before="auto" style:column-width="11.809cm"/>
    </style:style>
    <style:style style:name="co12" style:family="table-column">
      <style:table-column-properties fo:break-before="auto" style:column-width="6.239cm"/>
    </style:style>
    <style:style style:name="co13" style:family="table-column">
      <style:table-column-properties fo:break-before="auto" style:column-width="6.338cm"/>
    </style:style>
    <style:style style:name="co14" style:family="table-column">
      <style:table-column-properties fo:break-before="auto" style:column-width="5.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9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61">
      <style:table-cell-properties fo:background-color="#ffffff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stra de 10e3 files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number-columns-repeated="3" table:default-cell-style-name="ce25"/>
        <table:table-column table:style-name="co3" table:number-columns-repeated="10" table:default-cell-style-name="ce25"/>
        <table:table-column table:style-name="co4" table:number-columns-repeated="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1003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0"/>
          <table:table-cell table:style-name="ce24" office:value-type="string" calcext:value-type="string">
            <text:p>EnrollId</text:p>
          </table:table-cell>
          <table:table-cell table:style-name="ce24" office:value-type="string" calcext:value-type="string">
            <text:p>Username</text:p>
          </table:table-cell>
          <table:table-cell table:style-name="ce24" office:value-type="string" calcext:value-type="string">
            <text:p>CourseId</text:p>
          </table:table-cell>
          <table:table-cell table:style-name="ce24" office:value-type="string" calcext:value-type="string">
            <text:p>SessionId</text:p>
          </table:table-cell>
          <table:table-cell table:style-name="ce24" office:value-type="string" calcext:value-type="string">
            <text:p>Action</text:p>
          </table:table-cell>
          <table:table-cell table:style-name="ce24" office:value-type="string" calcext:value-type="string">
            <text:p>Object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Truth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Numeric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float" office:value="999" calcext:value-type="float">
            <text:p>99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2" office:value-type="float" office:value="999" calcext:value-type="float">
            <text:p>99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Entropy</text:p>
          </table:table-cell>
          <table:table-cell office:value-type="float" office:value="9.96434086779227" calcext:value-type="float">
            <text:p>9,96434086779227</text:p>
          </table:table-cell>
          <table:table-cell office:value-type="float" office:value="3.65000361121157" calcext:value-type="float">
            <text:p>3,6500036112115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98516872537813" calcext:value-type="float">
            <text:p>0,98516872537813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average</text:p>
          </table:table-cell>
          <table:table-cell office:value-type="float" office:value="499" calcext:value-type="float">
            <text:p>499</text:p>
          </table:table-cell>
          <table:table-cell office:value-type="float" office:value="795.081081081081" calcext:value-type="float">
            <text:p>795,08108108108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571571571571572" calcext:value-type="float">
            <text:p>0,571571571571572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max</text:p>
          </table:table-cell>
          <table:table-cell office:value-type="float" office:value="998" calcext:value-type="float">
            <text:p>998</text:p>
          </table:table-cell>
          <table:table-cell office:value-type="float" office:value="818" calcext:value-type="float">
            <text:p>8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min</text:p>
          </table:table-cell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standard deviation</text:p>
          </table:table-cell>
          <table:table-cell office:value-type="float" office:value="288.386314978133" calcext:value-type="float">
            <text:p>288,386314978133</text:p>
          </table:table-cell>
          <table:table-cell office:value-type="float" office:value="13.819674954509" calcext:value-type="float">
            <text:p>13,81967495450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494850997920359" calcext:value-type="float">
            <text:p>0,494850997920359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variance</text:p>
          </table:table-cell>
          <table:table-cell office:value-type="float" office:value="83166.6666666667" calcext:value-type="float">
            <text:p>83166,6666666667</text:p>
          </table:table-cell>
          <table:table-cell office:value-type="float" office:value="190.983415848282" calcext:value-type="float">
            <text:p>190,98341584828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244877510142775" calcext:value-type="float">
            <text:p>0,244877510142775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25686931721896" calcext:value-type="float">
            <text:p>3,25686931721896</text:p>
          </table:table-cell>
          <table:table-cell office:value-type="float" office:value="4.4526966088722" calcext:value-type="float">
            <text:p>4,4526966088722</text:p>
          </table:table-cell>
          <table:table-cell office:value-type="float" office:value="3.98179451114104" calcext:value-type="float">
            <text:p>3,98179451114104</text:p>
          </table:table-cell>
          <table:table-cell office:value-type="float" office:value="3.94073603179392" calcext:value-type="float">
            <text:p>3,9407360317939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999" calcext:value-type="float">
            <text:p>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09009009009009" calcext:value-type="float">
            <text:p>6,0900900900900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1.985985985986" calcext:value-type="float">
            <text:p>11,98598598598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782626600805381" calcext:value-type="float">
            <text:p>0,782626600805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431414375666" calcext:value-type="float">
            <text:p>2,6143141437566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612504396288186" calcext:value-type="float">
            <text:p>0,612504396288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3463844224611" calcext:value-type="float">
            <text:p>6,834638442246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65000361121157" calcext:value-type="float">
            <text:p>3,65000361121157</text:p>
          </table:table-cell>
          <table:table-cell office:value-type="float" office:value="0" calcext:value-type="float">
            <text:p>0</text:p>
          </table:table-cell>
          <table:table-cell office:value-type="float" office:value="4.18560666696766" calcext:value-type="float">
            <text:p>4,18560666696766</text:p>
          </table:table-cell>
          <table:table-cell office:value-type="float" office:value="3.01235578543135" calcext:value-type="float">
            <text:p>3,0123557854313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65000361121157" calcext:value-type="float">
            <text:p>3,65000361121157</text:p>
          </table:table-cell>
          <table:table-cell office:value-type="float" office:value="0" calcext:value-type="float">
            <text:p>0</text:p>
          </table:table-cell>
          <table:table-cell office:value-type="float" office:value="4.18560666696766" calcext:value-type="float">
            <text:p>4,18560666696766</text:p>
          </table:table-cell>
          <table:table-cell office:value-type="float" office:value="3.01235578543135" calcext:value-type="float">
            <text:p>3,0123557854313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09009009009009" calcext:value-type="float">
            <text:p>6,0900900900900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1.985985985986" calcext:value-type="float">
            <text:p>11,98598598598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782626600805381" calcext:value-type="float">
            <text:p>0,782626600805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431414375666" calcext:value-type="float">
            <text:p>2,6143141437566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612504396288186" calcext:value-type="float">
            <text:p>0,612504396288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3463844224611" calcext:value-type="float">
            <text:p>6,834638442246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5.57656337671814" calcext:value-type="float">
            <text:p>5,57656337671814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063.21843687375" calcext:value-type="float">
            <text:p>3063,21843687375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405750" calcext:value-type="float">
            <text:p>40575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3594.1797448448" calcext:value-type="float">
            <text:p>23594,1797448448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556685317.832045" calcext:value-type="float">
            <text:p>556685317,832045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5-10-30 21:06:11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5-09-25 11:54:3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9.74105893583442" calcext:value-type="float">
            <text:p>9,74105893583442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7" table:number-columns-repeated="27"/>
          <table:table-cell table:number-columns-repeated="990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24" table:number-columns-repeated="4"/>
          <table:table-cell table:style-name="ce24" office:value-type="string" calcext:value-type="string">
            <text:p>Call count</text:p>
          </table:table-cell>
          <table:table-cell table:style-name="ce17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25.959967" calcext:value-type="float">
            <text:p>2,60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4.452318" calcext:value-type="float">
            <text:p>4,45E+00</text:p>
          </table:table-cell>
          <table:table-cell table:style-name="ce12" office:value-type="float" office:value="4.469271" calcext:value-type="float">
            <text:p>4,47E+00</text:p>
          </table:table-cell>
          <table:table-cell table:style-name="ce12" office:value-type="float" office:value="4.3037" calcext:value-type="float">
            <text:p>4,30E+00</text:p>
          </table:table-cell>
          <table:table-cell table:style-name="ce12" office:value-type="float" office:value="4.668748" calcext:value-type="float">
            <text:p>4,67E+00</text:p>
          </table:table-cell>
          <table:table-cell table:style-name="ce12" office:value-type="float" office:value="0.150466633754242" calcext:value-type="float">
            <text:p>1,50E-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2.226526" calcext:value-type="float">
            <text:p>2,23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12" office:value-type="float" office:value="1.91933" calcext:value-type="float">
            <text:p>1,92E+00</text:p>
          </table:table-cell>
          <table:table-cell table:style-name="ce12" office:value-type="float" office:value="1.80586033333333" calcext:value-type="float">
            <text:p>1,81E+00</text:p>
          </table:table-cell>
          <table:table-cell table:style-name="ce12" office:value-type="float" office:value="1.57712" calcext:value-type="float">
            <text:p>1,58E+00</text:p>
          </table:table-cell>
          <table:table-cell table:style-name="ce12" office:value-type="float" office:value="1.921131" calcext:value-type="float">
            <text:p>1,92E+00</text:p>
          </table:table-cell>
          <table:table-cell table:style-name="ce12" office:value-type="float" office:value="0.198096986272718" calcext:value-type="float">
            <text:p>1,98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0.981353" calcext:value-type="float">
            <text:p>9,81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0.9790095" calcext:value-type="float">
            <text:p>9,79E-01</text:p>
          </table:table-cell>
          <table:table-cell table:style-name="ce12" office:value-type="float" office:value="0.98534675" calcext:value-type="float">
            <text:p>9,85E-01</text:p>
          </table:table-cell>
          <table:table-cell table:style-name="ce12" office:value-type="float" office:value="0.960808" calcext:value-type="float">
            <text:p>9,61E-01</text:p>
          </table:table-cell>
          <table:table-cell table:style-name="ce12" office:value-type="float" office:value="1.02256" calcext:value-type="float">
            <text:p>1,02E+00</text:p>
          </table:table-cell>
          <table:table-cell table:style-name="ce12" office:value-type="float" office:value="0.0277287036765755" calcext:value-type="float">
            <text:p>2,77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0.9502045" calcext:value-type="float">
            <text:p>9,50E-01</text:p>
          </table:table-cell>
          <table:table-cell table:style-name="ce12" office:value-type="float" office:value="0.945995" calcext:value-type="float">
            <text:p>9,46E-01</text:p>
          </table:table-cell>
          <table:table-cell table:style-name="ce12" office:value-type="float" office:value="0.908691" calcext:value-type="float">
            <text:p>9,09E-01</text:p>
          </table:table-cell>
          <table:table-cell table:style-name="ce12" office:value-type="float" office:value="0.97488" calcext:value-type="float">
            <text:p>9,75E-01</text:p>
          </table:table-cell>
          <table:table-cell table:style-name="ce12" office:value-type="float" office:value="0.0277491757595308" calcext:value-type="float">
            <text:p>2,77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0.947345" calcext:value-type="float">
            <text:p>9,47E-01</text:p>
          </table:table-cell>
          <table:table-cell table:style-name="ce12" office:value-type="float" office:value="0.9521843125" calcext:value-type="float">
            <text:p>9,52E-01</text:p>
          </table:table-cell>
          <table:table-cell table:style-name="ce12" office:value-type="float" office:value="0.882819" calcext:value-type="float">
            <text:p>8,83E-01</text:p>
          </table:table-cell>
          <table:table-cell table:style-name="ce12" office:value-type="float" office:value="1.088195" calcext:value-type="float">
            <text:p>1,09E+00</text:p>
          </table:table-cell>
          <table:table-cell table:style-name="ce12" office:value-type="float" office:value="0.0593639584975247" calcext:value-type="float">
            <text:p>5,94E-02</text:p>
          </table:table-cell>
          <table:table-cell table:style-name="ce14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0.946938" calcext:value-type="float">
            <text:p>9,47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0.9068435" calcext:value-type="float">
            <text:p>9,07E-01</text:p>
          </table:table-cell>
          <table:table-cell table:style-name="ce12" office:value-type="float" office:value="0.92163075" calcext:value-type="float">
            <text:p>9,22E-01</text:p>
          </table:table-cell>
          <table:table-cell table:style-name="ce12" office:value-type="float" office:value="0.894824" calcext:value-type="float">
            <text:p>8,95E-01</text:p>
          </table:table-cell>
          <table:table-cell table:style-name="ce12" office:value-type="float" office:value="0.978012" calcext:value-type="float">
            <text:p>9,78E-01</text:p>
          </table:table-cell>
          <table:table-cell table:style-name="ce12" office:value-type="float" office:value="0.038081165978079" calcext:value-type="float">
            <text:p>3,81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277871" calcext:value-type="float">
            <text:p>2,78E-01</text:p>
          </table:table-cell>
          <table:table-cell table:style-name="ce12" office:value-type="float" office:value="0.27536225" calcext:value-type="float">
            <text:p>2,75E-01</text:p>
          </table:table-cell>
          <table:table-cell table:style-name="ce12" office:value-type="float" office:value="0.204424" calcext:value-type="float">
            <text:p>2,04E-01</text:p>
          </table:table-cell>
          <table:table-cell table:style-name="ce12" office:value-type="float" office:value="0.323792" calcext:value-type="float">
            <text:p>3,24E-01</text:p>
          </table:table-cell>
          <table:table-cell table:style-name="ce12" office:value-type="float" office:value="0.0266099975660778" calcext:value-type="float">
            <text:p>2,66E-02</text:p>
          </table:table-cell>
          <table:table-cell table:style-name="ce14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6132" calcext:value-type="float">
            <text:p>2,61E-01</text:p>
          </table:table-cell>
          <table:table-cell table:style-name="ce12" office:value-type="float" office:value="0.262364294117647" calcext:value-type="float">
            <text:p>2,62E-01</text:p>
          </table:table-cell>
          <table:table-cell table:style-name="ce12" office:value-type="float" office:value="0.198333" calcext:value-type="float">
            <text:p>1,98E-01</text:p>
          </table:table-cell>
          <table:table-cell table:style-name="ce12" office:value-type="float" office:value="0.309673" calcext:value-type="float">
            <text:p>3,10E-01</text:p>
          </table:table-cell>
          <table:table-cell table:style-name="ce12" office:value-type="float" office:value="0.0260192383361925" calcext:value-type="float">
            <text:p>2,60E-02</text:p>
          </table:table-cell>
          <table:table-cell table:style-name="ce14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2602725" calcext:value-type="float">
            <text:p>2,60E-01</text:p>
          </table:table-cell>
          <table:table-cell table:style-name="ce12" office:value-type="float" office:value="0.26297125" calcext:value-type="float">
            <text:p>2,63E-01</text:p>
          </table:table-cell>
          <table:table-cell table:style-name="ce12" office:value-type="float" office:value="0.212543" calcext:value-type="float">
            <text:p>2,13E-01</text:p>
          </table:table-cell>
          <table:table-cell table:style-name="ce12" office:value-type="float" office:value="0.322196" calcext:value-type="float">
            <text:p>3,22E-01</text:p>
          </table:table-cell>
          <table:table-cell table:style-name="ce12" office:value-type="float" office:value="0.0248916692154892" calcext:value-type="float">
            <text:p>2,49E-02</text:p>
          </table:table-cell>
          <table:table-cell table:style-name="ce14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254148" calcext:value-type="float">
            <text:p>2,54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2540595" calcext:value-type="float">
            <text:p>2,54E-01</text:p>
          </table:table-cell>
          <table:table-cell table:style-name="ce12" office:value-type="float" office:value="0.25445225" calcext:value-type="float">
            <text:p>2,54E-01</text:p>
          </table:table-cell>
          <table:table-cell table:style-name="ce12" office:value-type="float" office:value="0.244285" calcext:value-type="float">
            <text:p>2,44E-01</text:p>
          </table:table-cell>
          <table:table-cell table:style-name="ce12" office:value-type="float" office:value="0.265405" calcext:value-type="float">
            <text:p>2,65E-01</text:p>
          </table:table-cell>
          <table:table-cell table:style-name="ce12" office:value-type="float" office:value="0.00864611324526807" calcext:value-type="float">
            <text:p>8,65E-03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245639" calcext:value-type="float">
            <text:p>2,46E-01</text:p>
          </table:table-cell>
          <table:table-cell table:style-name="ce12" office:value-type="float" office:value="0.2491375" calcext:value-type="float">
            <text:p>2,49E-01</text:p>
          </table:table-cell>
          <table:table-cell table:style-name="ce12" office:value-type="float" office:value="0.243085" calcext:value-type="float">
            <text:p>2,43E-01</text:p>
          </table:table-cell>
          <table:table-cell table:style-name="ce12" office:value-type="float" office:value="0.262187" calcext:value-type="float">
            <text:p>2,62E-01</text:p>
          </table:table-cell>
          <table:table-cell table:style-name="ce12" office:value-type="float" office:value="0.00895327748183126" calcext:value-type="float">
            <text:p>8,95E-03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24423" calcext:value-type="float">
            <text:p>2,44E-01</text:p>
          </table:table-cell>
          <table:table-cell table:style-name="ce12" office:value-type="float" office:value="0.238903764705882" calcext:value-type="float">
            <text:p>2,39E-01</text:p>
          </table:table-cell>
          <table:table-cell table:style-name="ce12" office:value-type="float" office:value="0.159239" calcext:value-type="float">
            <text:p>1,59E-01</text:p>
          </table:table-cell>
          <table:table-cell table:style-name="ce12" office:value-type="float" office:value="0.29067" calcext:value-type="float">
            <text:p>2,91E-01</text:p>
          </table:table-cell>
          <table:table-cell table:style-name="ce12" office:value-type="float" office:value="0.032688698265856" calcext:value-type="float">
            <text:p>3,27E-02</text:p>
          </table:table-cell>
          <table:table-cell table:style-name="ce14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0.2177495" calcext:value-type="float">
            <text:p>2,18E-01</text:p>
          </table:table-cell>
          <table:table-cell table:style-name="ce12" office:value-type="float" office:value="0.212119" calcext:value-type="float">
            <text:p>2,12E-01</text:p>
          </table:table-cell>
          <table:table-cell table:style-name="ce12" office:value-type="float" office:value="0.18743" calcext:value-type="float">
            <text:p>1,87E-01</text:p>
          </table:table-cell>
          <table:table-cell table:style-name="ce12" office:value-type="float" office:value="0.225547" calcext:value-type="float">
            <text:p>2,26E-01</text:p>
          </table:table-cell>
          <table:table-cell table:style-name="ce12" office:value-type="float" office:value="0.0171104736930338" calcext:value-type="float">
            <text:p>1,71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0.215629" calcext:value-type="float">
            <text:p>2,16E-01</text:p>
          </table:table-cell>
          <table:table-cell table:style-name="ce12" office:value-type="float" office:value="0.216002" calcext:value-type="float">
            <text:p>2,16E-01</text:p>
          </table:table-cell>
          <table:table-cell table:style-name="ce12" office:value-type="float" office:value="0.208488" calcext:value-type="float">
            <text:p>2,08E-01</text:p>
          </table:table-cell>
          <table:table-cell table:style-name="ce12" office:value-type="float" office:value="0.224262" calcext:value-type="float">
            <text:p>2,24E-01</text:p>
          </table:table-cell>
          <table:table-cell table:style-name="ce12" office:value-type="float" office:value="0.0064612772731094" calcext:value-type="float">
            <text:p>6,46E-03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212333" calcext:value-type="float">
            <text:p>2,12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0.197252" calcext:value-type="float">
            <text:p>1,97E-01</text:p>
          </table:table-cell>
          <table:table-cell table:style-name="ce12" office:value-type="float" office:value="0.1934525" calcext:value-type="float">
            <text:p>1,93E-01</text:p>
          </table:table-cell>
          <table:table-cell table:style-name="ce12" office:value-type="float" office:value="0.159275" calcext:value-type="float">
            <text:p>1,59E-01</text:p>
          </table:table-cell>
          <table:table-cell table:style-name="ce12" office:value-type="float" office:value="0.220031" calcext:value-type="float">
            <text:p>2,20E-01</text:p>
          </table:table-cell>
          <table:table-cell table:style-name="ce12" office:value-type="float" office:value="0.0259317396961073" calcext:value-type="float">
            <text:p>2,59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12" office:value-type="float" office:value="0.197103" calcext:value-type="float">
            <text:p>1,97E-01</text:p>
          </table:table-cell>
          <table:table-cell table:style-name="ce12" office:value-type="float" office:value="0.195606666666667" calcext:value-type="float">
            <text:p>1,96E-01</text:p>
          </table:table-cell>
          <table:table-cell table:style-name="ce12" office:value-type="float" office:value="0.153428" calcext:value-type="float">
            <text:p>1,53E-01</text:p>
          </table:table-cell>
          <table:table-cell table:style-name="ce12" office:value-type="float" office:value="0.236289" calcext:value-type="float">
            <text:p>2,36E-01</text:p>
          </table:table-cell>
          <table:table-cell table:style-name="ce12" office:value-type="float" office:value="0.041450761034429" calcext:value-type="float">
            <text:p>4,15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0.172085" calcext:value-type="float">
            <text:p>1,72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0.1644" calcext:value-type="float">
            <text:p>1,64E-01</text:p>
          </table:table-cell>
          <table:table-cell table:style-name="ce12" office:value-type="float" office:value="0.16517275" calcext:value-type="float">
            <text:p>1,65E-01</text:p>
          </table:table-cell>
          <table:table-cell table:style-name="ce12" office:value-type="float" office:value="0.159736" calcext:value-type="float">
            <text:p>1,60E-01</text:p>
          </table:table-cell>
          <table:table-cell table:style-name="ce12" office:value-type="float" office:value="0.172155" calcext:value-type="float">
            <text:p>1,72E-01</text:p>
          </table:table-cell>
          <table:table-cell table:style-name="ce12" office:value-type="float" office:value="0.00609962973603044" calcext:value-type="float">
            <text:p>6,10E-03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2" office:value-type="float" office:value="0.093311" calcext:value-type="float">
            <text:p>9,33E-02</text:p>
          </table:table-cell>
          <table:table-cell table:style-name="ce12" office:value-type="float" office:value="0.0904853333333333" calcext:value-type="float">
            <text:p>9,05E-02</text:p>
          </table:table-cell>
          <table:table-cell table:style-name="ce12" office:value-type="float" office:value="0.081532" calcext:value-type="float">
            <text:p>8,15E-02</text:p>
          </table:table-cell>
          <table:table-cell table:style-name="ce12" office:value-type="float" office:value="0.096613" calcext:value-type="float">
            <text:p>9,66E-02</text:p>
          </table:table-cell>
          <table:table-cell table:style-name="ce12" office:value-type="float" office:value="0.00792763737398055" calcext:value-type="float">
            <text:p>7,93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2" office:value-type="float" office:value="0.087072" calcext:value-type="float">
            <text:p>8,71E-02</text:p>
          </table:table-cell>
          <table:table-cell table:style-name="ce12" office:value-type="float" office:value="0.0879596666666667" calcext:value-type="float">
            <text:p>8,80E-02</text:p>
          </table:table-cell>
          <table:table-cell table:style-name="ce12" office:value-type="float" office:value="0.079198" calcext:value-type="float">
            <text:p>7,92E-02</text:p>
          </table:table-cell>
          <table:table-cell table:style-name="ce12" office:value-type="float" office:value="0.097609" calcext:value-type="float">
            <text:p>9,76E-02</text:p>
          </table:table-cell>
          <table:table-cell table:style-name="ce12" office:value-type="float" office:value="0.00923754265664486" calcext:value-type="float">
            <text:p>9,24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0813185" calcext:value-type="float">
            <text:p>8,13E-02</text:p>
          </table:table-cell>
          <table:table-cell table:style-name="ce12" office:value-type="float" office:value="0.080978" calcext:value-type="float">
            <text:p>8,10E-02</text:p>
          </table:table-cell>
          <table:table-cell table:style-name="ce12" office:value-type="float" office:value="0.076928" calcext:value-type="float">
            <text:p>7,69E-02</text:p>
          </table:table-cell>
          <table:table-cell table:style-name="ce12" office:value-type="float" office:value="0.084347" calcext:value-type="float">
            <text:p>8,43E-02</text:p>
          </table:table-cell>
          <table:table-cell table:style-name="ce12" office:value-type="float" office:value="0.00306589051772346" calcext:value-type="float">
            <text:p>3,07E-03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081011" calcext:value-type="float">
            <text:p>8,10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0808945" calcext:value-type="float">
            <text:p>8,09E-02</text:p>
          </table:table-cell>
          <table:table-cell table:style-name="ce12" office:value-type="float" office:value="0.086991" calcext:value-type="float">
            <text:p>8,70E-02</text:p>
          </table:table-cell>
          <table:table-cell table:style-name="ce12" office:value-type="float" office:value="0.077866" calcext:value-type="float">
            <text:p>7,79E-02</text:p>
          </table:table-cell>
          <table:table-cell table:style-name="ce12" office:value-type="float" office:value="0.108309" calcext:value-type="float">
            <text:p>1,08E-01</text:p>
          </table:table-cell>
          <table:table-cell table:style-name="ce12" office:value-type="float" office:value="0.0142975181296149" calcext:value-type="float">
            <text:p>1,43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080023" calcext:value-type="float">
            <text:p>8,00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Tupleprocessor.process</text:p>
          </table:table-cell>
          <table:table-cell table:number-columns-repeated="4" table:style-name="ce10" office:value-type="float" office:value="0.000311" calcext:value-type="float">
            <text:p>3,11E-04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55" calcext:value-type="float">
            <text:p>5,50E-06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2" office:value-type="float" office:value="0.000007" calcext:value-type="float">
            <text:p>7,00E-06</text:p>
          </table:table-cell>
          <table:table-cell table:style-name="ce12" office:value-type="float" office:value="0.0000009660917830793" calcext:value-type="float">
            <text:p>9,66E-07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7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4 files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number-columns-repeated="2" table:default-cell-style-name="ce25"/>
        <table:table-column table:style-name="co3" table:number-columns-repeated="11" table:default-cell-style-name="ce25"/>
        <table:table-column table:style-name="co4" table:number-columns-repeated="2" table:default-cell-style-name="ce25"/>
        <table:table-column table:style-name="co5" table:default-cell-style-name="ce25"/>
        <table:table-column table:style-name="co6" table:number-columns-repeated="1005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0.01" calcext:value-type="float">
            <text:p>0,01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0"/>
          <table:table-cell table:style-name="ce24" office:value-type="string" calcext:value-type="string">
            <text:p>EnrollId</text:p>
          </table:table-cell>
          <table:table-cell table:style-name="ce24" office:value-type="string" calcext:value-type="string">
            <text:p>Username</text:p>
          </table:table-cell>
          <table:table-cell table:style-name="ce24" office:value-type="string" calcext:value-type="string">
            <text:p>CourseId</text:p>
          </table:table-cell>
          <table:table-cell table:style-name="ce24" office:value-type="string" calcext:value-type="string">
            <text:p>SessionId</text:p>
          </table:table-cell>
          <table:table-cell table:style-name="ce24" office:value-type="string" calcext:value-type="string">
            <text:p>Action</text:p>
          </table:table-cell>
          <table:table-cell table:style-name="ce24" office:value-type="string" calcext:value-type="string">
            <text:p>Object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Truth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Numeric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float" office:value="9999" calcext:value-type="float">
            <text:p>9999</text:p>
          </table:table-cell>
          <table:table-cell office:value-type="float" office:value="144" calcext:value-type="float">
            <text:p>14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999" calcext:value-type="float">
            <text:p>9999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Entropy</text:p>
          </table:table-cell>
          <table:table-cell office:value-type="float" office:value="13.2875681028339" calcext:value-type="float">
            <text:p>13,2875681028339</text:p>
          </table:table-cell>
          <table:table-cell office:value-type="float" office:value="5.80673782974892" calcext:value-type="float">
            <text:p>5,8067378297489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999986659575284" calcext:value-type="float">
            <text:p>0,999986659575284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average</text:p>
          </table:table-cell>
          <table:table-cell office:value-type="float" office:value="4999" calcext:value-type="float">
            <text:p>4999</text:p>
          </table:table-cell>
          <table:table-cell office:value-type="float" office:value="914.53095309531" calcext:value-type="float">
            <text:p>914,530953095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497849784978498" calcext:value-type="float">
            <text:p>0,497849784978498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max</text:p>
          </table:table-cell>
          <table:table-cell office:value-type="float" office:value="9998" calcext:value-type="float">
            <text:p>9998</text:p>
          </table:table-cell>
          <table:table-cell office:value-type="float" office:value="1038" calcext:value-type="float">
            <text:p>103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min</text:p>
          </table:table-cell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standard deviation</text:p>
          </table:table-cell>
          <table:table-cell office:value-type="float" office:value="2886.46265637833" calcext:value-type="float">
            <text:p>2886,46265637833</text:p>
          </table:table-cell>
          <table:table-cell office:value-type="float" office:value="74.3731252078122" calcext:value-type="float">
            <text:p>74,37312520781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499995376553989" calcext:value-type="float">
            <text:p>0,499995376553989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variance</text:p>
          </table:table-cell>
          <table:table-cell office:value-type="float" office:value="8331666.66666667" calcext:value-type="float">
            <text:p>8331666,66666667</text:p>
          </table:table-cell>
          <table:table-cell office:value-type="float" office:value="5531.36175317692" calcext:value-type="float">
            <text:p>5531,3617531769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249995376575365" calcext:value-type="float">
            <text:p>0,249995376575365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28587082348138" calcext:value-type="float">
            <text:p>3,28587082348138</text:p>
          </table:table-cell>
          <table:table-cell office:value-type="float" office:value="4.4526966088722" calcext:value-type="float">
            <text:p>4,4526966088722</text:p>
          </table:table-cell>
          <table:table-cell office:value-type="float" office:value="3.98799945270527" calcext:value-type="float">
            <text:p>3,98799945270527</text:p>
          </table:table-cell>
          <table:table-cell office:value-type="float" office:value="3.94015435933501" calcext:value-type="float">
            <text:p>3,9401543593350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9999" calcext:value-type="float">
            <text:p>9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29282928292829" calcext:value-type="float">
            <text:p>6,2928292829282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1.6383638363836" calcext:value-type="float">
            <text:p>11,638363836383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85229728689668" calcext:value-type="float">
            <text:p>0,585229728689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031335542086" calcext:value-type="float">
            <text:p>2,4303133554208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342493835342182" calcext:value-type="float">
            <text:p>0,34249383534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0642300553699" calcext:value-type="float">
            <text:p>5,906423005536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80673782974892" calcext:value-type="float">
            <text:p>5,80673782974892</text:p>
          </table:table-cell>
          <table:table-cell office:value-type="float" office:value="0" calcext:value-type="float">
            <text:p>0</text:p>
          </table:table-cell>
          <table:table-cell office:value-type="float" office:value="6.69387943482691" calcext:value-type="float">
            <text:p>6,69387943482691</text:p>
          </table:table-cell>
          <table:table-cell office:value-type="float" office:value="3.04127078442653" calcext:value-type="float">
            <text:p>3,0412707844265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80673782974892" calcext:value-type="float">
            <text:p>5,80673782974892</text:p>
          </table:table-cell>
          <table:table-cell office:value-type="float" office:value="0" calcext:value-type="float">
            <text:p>0</text:p>
          </table:table-cell>
          <table:table-cell office:value-type="float" office:value="6.69387943482691" calcext:value-type="float">
            <text:p>6,69387943482691</text:p>
          </table:table-cell>
          <table:table-cell office:value-type="float" office:value="3.04127078442653" calcext:value-type="float">
            <text:p>3,0412707844265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29282928292829" calcext:value-type="float">
            <text:p>6,2928292829282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1.6383638363836" calcext:value-type="float">
            <text:p>11,638363836383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85229728689668" calcext:value-type="float">
            <text:p>0,585229728689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031335542086" calcext:value-type="float">
            <text:p>2,4303133554208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342493835342182" calcext:value-type="float">
            <text:p>0,34249383534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0642300553699" calcext:value-type="float">
            <text:p>5,906423005536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619" calcext:value-type="float">
            <text:p>861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5.78177832070334" calcext:value-type="float">
            <text:p>5,78177832070334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08.46549309862" calcext:value-type="float">
            <text:p>308,46549309862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59853" calcext:value-type="float">
            <text:p>59853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315.66749641447" calcext:value-type="float">
            <text:p>2315,66749641447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5362315.95395044" calcext:value-type="float">
            <text:p>5362315,95395044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5-10-31 00:42:03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5-09-25 08:01:25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2.9910888236002" calcext:value-type="float">
            <text:p>12,9910888236002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24" table:number-columns-repeated="4"/>
          <table:table-cell table:style-name="ce24" office:value-type="string" calcext:value-type="string">
            <text:p>Call count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22.417888" calcext:value-type="float">
            <text:p>2,24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3.962689" calcext:value-type="float">
            <text:p>3,96E+00</text:p>
          </table:table-cell>
          <table:table-cell table:style-name="ce12" office:value-type="float" office:value="4.002336" calcext:value-type="float">
            <text:p>4,00E+00</text:p>
          </table:table-cell>
          <table:table-cell table:style-name="ce12" office:value-type="float" office:value="3.648546" calcext:value-type="float">
            <text:p>3,65E+00</text:p>
          </table:table-cell>
          <table:table-cell table:style-name="ce12" office:value-type="float" office:value="4.43542" calcext:value-type="float">
            <text:p>4,44E+00</text:p>
          </table:table-cell>
          <table:table-cell table:style-name="ce12" office:value-type="float" office:value="0.330736891275628" calcext:value-type="float">
            <text:p>3,31E-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Timestampprocessor.process</text:p>
          </table:table-cell>
          <table:table-cell table:number-columns-repeated="4" table:style-name="ce10" office:value-type="float" office:value="1.983375" calcext:value-type="float">
            <text:p>1,98E+00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12" office:value-type="float" office:value="1.289306" calcext:value-type="float">
            <text:p>1,29E+00</text:p>
          </table:table-cell>
          <table:table-cell table:style-name="ce12" office:value-type="float" office:value="1.36432133333333" calcext:value-type="float">
            <text:p>1,36E+00</text:p>
          </table:table-cell>
          <table:table-cell table:style-name="ce12" office:value-type="float" office:value="1.254579" calcext:value-type="float">
            <text:p>1,25E+00</text:p>
          </table:table-cell>
          <table:table-cell table:style-name="ce12" office:value-type="float" office:value="1.549079" calcext:value-type="float">
            <text:p>1,55E+00</text:p>
          </table:table-cell>
          <table:table-cell table:style-name="ce12" office:value-type="float" office:value="0.160944206718767" calcext:value-type="float">
            <text:p>1,61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0.872943" calcext:value-type="float">
            <text:p>8,73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0.8681775" calcext:value-type="float">
            <text:p>8,68E-01</text:p>
          </table:table-cell>
          <table:table-cell table:style-name="ce12" office:value-type="float" office:value="0.86900525" calcext:value-type="float">
            <text:p>8,69E-01</text:p>
          </table:table-cell>
          <table:table-cell table:style-name="ce12" office:value-type="float" office:value="0.852355" calcext:value-type="float">
            <text:p>8,52E-01</text:p>
          </table:table-cell>
          <table:table-cell table:style-name="ce12" office:value-type="float" office:value="0.887311" calcext:value-type="float">
            <text:p>8,87E-01</text:p>
          </table:table-cell>
          <table:table-cell table:style-name="ce12" office:value-type="float" office:value="0.0182724944543249" calcext:value-type="float">
            <text:p>1,83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0.825316" calcext:value-type="float">
            <text:p>8,25E-01</text:p>
          </table:table-cell>
          <table:table-cell table:style-name="ce12" office:value-type="float" office:value="0.82466075" calcext:value-type="float">
            <text:p>8,25E-01</text:p>
          </table:table-cell>
          <table:table-cell table:style-name="ce12" office:value-type="float" office:value="0.801036" calcext:value-type="float">
            <text:p>8,01E-01</text:p>
          </table:table-cell>
          <table:table-cell table:style-name="ce12" office:value-type="float" office:value="0.846975" calcext:value-type="float">
            <text:p>8,47E-01</text:p>
          </table:table-cell>
          <table:table-cell table:style-name="ce12" office:value-type="float" office:value="0.021303858795611" calcext:value-type="float">
            <text:p>2,13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0.8247055" calcext:value-type="float">
            <text:p>8,25E-01</text:p>
          </table:table-cell>
          <table:table-cell table:style-name="ce12" office:value-type="float" office:value="0.818884125" calcext:value-type="float">
            <text:p>8,19E-01</text:p>
          </table:table-cell>
          <table:table-cell table:style-name="ce12" office:value-type="float" office:value="0.737784" calcext:value-type="float">
            <text:p>7,38E-01</text:p>
          </table:table-cell>
          <table:table-cell table:style-name="ce12" office:value-type="float" office:value="0.876845" calcext:value-type="float">
            <text:p>8,77E-01</text:p>
          </table:table-cell>
          <table:table-cell table:style-name="ce12" office:value-type="float" office:value="0.0409368787246496" calcext:value-type="float">
            <text:p>4,09E-02</text:p>
          </table:table-cell>
          <table:table-cell table:style-name="ce14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0.8218155" calcext:value-type="float">
            <text:p>8,22E-01</text:p>
          </table:table-cell>
          <table:table-cell table:style-name="ce12" office:value-type="float" office:value="0.81886775" calcext:value-type="float">
            <text:p>8,19E-01</text:p>
          </table:table-cell>
          <table:table-cell table:style-name="ce12" office:value-type="float" office:value="0.79432" calcext:value-type="float">
            <text:p>7,94E-01</text:p>
          </table:table-cell>
          <table:table-cell table:style-name="ce12" office:value-type="float" office:value="0.83752" calcext:value-type="float">
            <text:p>8,38E-01</text:p>
          </table:table-cell>
          <table:table-cell table:style-name="ce12" office:value-type="float" office:value="0.0213652863367192" calcext:value-type="float">
            <text:p>2,14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0.413556" calcext:value-type="float">
            <text:p>4,14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0.3281695" calcext:value-type="float">
            <text:p>3,28E-01</text:p>
          </table:table-cell>
          <table:table-cell table:style-name="ce12" office:value-type="float" office:value="0.312407" calcext:value-type="float">
            <text:p>3,12E-01</text:p>
          </table:table-cell>
          <table:table-cell table:style-name="ce12" office:value-type="float" office:value="0.146889" calcext:value-type="float">
            <text:p>1,47E-01</text:p>
          </table:table-cell>
          <table:table-cell table:style-name="ce12" office:value-type="float" office:value="0.4464" calcext:value-type="float">
            <text:p>4,46E-01</text:p>
          </table:table-cell>
          <table:table-cell table:style-name="ce12" office:value-type="float" office:value="0.142731566466567" calcext:value-type="float">
            <text:p>1,43E-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243673" calcext:value-type="float">
            <text:p>2,44E-01</text:p>
          </table:table-cell>
          <table:table-cell table:style-name="ce12" office:value-type="float" office:value="0.238068875" calcext:value-type="float">
            <text:p>2,38E-01</text:p>
          </table:table-cell>
          <table:table-cell table:style-name="ce12" office:value-type="float" office:value="0.188021" calcext:value-type="float">
            <text:p>1,88E-01</text:p>
          </table:table-cell>
          <table:table-cell table:style-name="ce12" office:value-type="float" office:value="0.261496" calcext:value-type="float">
            <text:p>2,61E-01</text:p>
          </table:table-cell>
          <table:table-cell table:style-name="ce12" office:value-type="float" office:value="0.0188383198326355" calcext:value-type="float">
            <text:p>1,88E-02</text:p>
          </table:table-cell>
          <table:table-cell table:style-name="ce14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41681" calcext:value-type="float">
            <text:p>2,42E-01</text:p>
          </table:table-cell>
          <table:table-cell table:style-name="ce12" office:value-type="float" office:value="0.234070529411765" calcext:value-type="float">
            <text:p>2,34E-01</text:p>
          </table:table-cell>
          <table:table-cell table:style-name="ce12" office:value-type="float" office:value="0.179493" calcext:value-type="float">
            <text:p>1,79E-01</text:p>
          </table:table-cell>
          <table:table-cell table:style-name="ce12" office:value-type="float" office:value="0.248012" calcext:value-type="float">
            <text:p>2,48E-01</text:p>
          </table:table-cell>
          <table:table-cell table:style-name="ce12" office:value-type="float" office:value="0.0187588391802293" calcext:value-type="float">
            <text:p>1,88E-02</text:p>
          </table:table-cell>
          <table:table-cell table:style-name="ce14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232722" calcext:value-type="float">
            <text:p>2,33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222138" calcext:value-type="float">
            <text:p>2,22E-01</text:p>
          </table:table-cell>
          <table:table-cell table:style-name="ce12" office:value-type="float" office:value="0.203560529411765" calcext:value-type="float">
            <text:p>2,04E-01</text:p>
          </table:table-cell>
          <table:table-cell table:style-name="ce12" office:value-type="float" office:value="0.148834" calcext:value-type="float">
            <text:p>1,49E-01</text:p>
          </table:table-cell>
          <table:table-cell table:style-name="ce12" office:value-type="float" office:value="0.257544" calcext:value-type="float">
            <text:p>2,58E-01</text:p>
          </table:table-cell>
          <table:table-cell table:style-name="ce12" office:value-type="float" office:value="0.0385172044840316" calcext:value-type="float">
            <text:p>3,85E-02</text:p>
          </table:table-cell>
          <table:table-cell table:style-name="ce14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0.2116975" calcext:value-type="float">
            <text:p>2,12E-01</text:p>
          </table:table-cell>
          <table:table-cell table:style-name="ce12" office:value-type="float" office:value="0.2157565" calcext:value-type="float">
            <text:p>2,16E-01</text:p>
          </table:table-cell>
          <table:table-cell table:style-name="ce12" office:value-type="float" office:value="0.182055" calcext:value-type="float">
            <text:p>1,82E-01</text:p>
          </table:table-cell>
          <table:table-cell table:style-name="ce12" office:value-type="float" office:value="0.257576" calcext:value-type="float">
            <text:p>2,58E-01</text:p>
          </table:table-cell>
          <table:table-cell table:style-name="ce12" office:value-type="float" office:value="0.0360976343869419" calcext:value-type="float">
            <text:p>3,61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206011" calcext:value-type="float">
            <text:p>2,06E-01</text:p>
          </table:table-cell>
          <table:table-cell table:style-name="ce12" office:value-type="float" office:value="0.205037625" calcext:value-type="float">
            <text:p>2,05E-01</text:p>
          </table:table-cell>
          <table:table-cell table:style-name="ce12" office:value-type="float" office:value="0.176084" calcext:value-type="float">
            <text:p>1,76E-01</text:p>
          </table:table-cell>
          <table:table-cell table:style-name="ce12" office:value-type="float" office:value="0.211754" calcext:value-type="float">
            <text:p>2,12E-01</text:p>
          </table:table-cell>
          <table:table-cell table:style-name="ce12" office:value-type="float" office:value="0.00819458347833088" calcext:value-type="float">
            <text:p>8,19E-03</text:p>
          </table:table-cell>
          <table:table-cell table:style-name="ce14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2002385" calcext:value-type="float">
            <text:p>2,00E-01</text:p>
          </table:table-cell>
          <table:table-cell table:style-name="ce12" office:value-type="float" office:value="0.19792225" calcext:value-type="float">
            <text:p>1,98E-01</text:p>
          </table:table-cell>
          <table:table-cell table:style-name="ce12" office:value-type="float" office:value="0.152251" calcext:value-type="float">
            <text:p>1,52E-01</text:p>
          </table:table-cell>
          <table:table-cell table:style-name="ce12" office:value-type="float" office:value="0.238961" calcext:value-type="float">
            <text:p>2,39E-01</text:p>
          </table:table-cell>
          <table:table-cell table:style-name="ce12" office:value-type="float" office:value="0.047356704624759" calcext:value-type="float">
            <text:p>4,74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190756" calcext:value-type="float">
            <text:p>1,91E-01</text:p>
          </table:table-cell>
          <table:table-cell table:style-name="ce12" office:value-type="float" office:value="0.19187125" calcext:value-type="float">
            <text:p>1,92E-01</text:p>
          </table:table-cell>
          <table:table-cell table:style-name="ce12" office:value-type="float" office:value="0.148869" calcext:value-type="float">
            <text:p>1,49E-01</text:p>
          </table:table-cell>
          <table:table-cell table:style-name="ce12" office:value-type="float" office:value="0.237104" calcext:value-type="float">
            <text:p>2,37E-01</text:p>
          </table:table-cell>
          <table:table-cell table:style-name="ce12" office:value-type="float" office:value="0.048243350874326" calcext:value-type="float">
            <text:p>4,82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0.17616" calcext:value-type="float">
            <text:p>1,76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173198" calcext:value-type="float">
            <text:p>1,73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0.1667495" calcext:value-type="float">
            <text:p>1,67E-01</text:p>
          </table:table-cell>
          <table:table-cell table:style-name="ce12" office:value-type="float" office:value="0.1700345" calcext:value-type="float">
            <text:p>1,70E-01</text:p>
          </table:table-cell>
          <table:table-cell table:style-name="ce12" office:value-type="float" office:value="0.147417" calcext:value-type="float">
            <text:p>1,47E-01</text:p>
          </table:table-cell>
          <table:table-cell table:style-name="ce12" office:value-type="float" office:value="0.199222" calcext:value-type="float">
            <text:p>1,99E-01</text:p>
          </table:table-cell>
          <table:table-cell table:style-name="ce12" office:value-type="float" office:value="0.023692604450897" calcext:value-type="float">
            <text:p>2,37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12" office:value-type="float" office:value="0.143815" calcext:value-type="float">
            <text:p>1,44E-01</text:p>
          </table:table-cell>
          <table:table-cell table:style-name="ce12" office:value-type="float" office:value="0.149921666666667" calcext:value-type="float">
            <text:p>1,50E-01</text:p>
          </table:table-cell>
          <table:table-cell table:style-name="ce12" office:value-type="float" office:value="0.135603" calcext:value-type="float">
            <text:p>1,36E-01</text:p>
          </table:table-cell>
          <table:table-cell table:style-name="ce12" office:value-type="float" office:value="0.170347" calcext:value-type="float">
            <text:p>1,70E-01</text:p>
          </table:table-cell>
          <table:table-cell table:style-name="ce12" office:value-type="float" office:value="0.0181591551932719" calcext:value-type="float">
            <text:p>1,82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0.1372765" calcext:value-type="float">
            <text:p>1,37E-01</text:p>
          </table:table-cell>
          <table:table-cell table:style-name="ce12" office:value-type="float" office:value="0.14659225" calcext:value-type="float">
            <text:p>1,47E-01</text:p>
          </table:table-cell>
          <table:table-cell table:style-name="ce12" office:value-type="float" office:value="0.136326" calcext:value-type="float">
            <text:p>1,36E-01</text:p>
          </table:table-cell>
          <table:table-cell table:style-name="ce12" office:value-type="float" office:value="0.17549" calcext:value-type="float">
            <text:p>1,75E-01</text:p>
          </table:table-cell>
          <table:table-cell table:style-name="ce12" office:value-type="float" office:value="0.0192718062875106" calcext:value-type="float">
            <text:p>1,93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0593875" calcext:value-type="float">
            <text:p>5,94E-02</text:p>
          </table:table-cell>
          <table:table-cell table:style-name="ce12" office:value-type="float" office:value="0.05797075" calcext:value-type="float">
            <text:p>5,80E-02</text:p>
          </table:table-cell>
          <table:table-cell table:style-name="ce12" office:value-type="float" office:value="0.03468" calcext:value-type="float">
            <text:p>3,47E-02</text:p>
          </table:table-cell>
          <table:table-cell table:style-name="ce12" office:value-type="float" office:value="0.078428" calcext:value-type="float">
            <text:p>7,84E-02</text:p>
          </table:table-cell>
          <table:table-cell table:style-name="ce12" office:value-type="float" office:value="0.0227989268369515" calcext:value-type="float">
            <text:p>2,28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050314" calcext:value-type="float">
            <text:p>5,03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2" office:value-type="float" office:value="0.048167" calcext:value-type="float">
            <text:p>4,82E-02</text:p>
          </table:table-cell>
          <table:table-cell table:style-name="ce12" office:value-type="float" office:value="0.0594496666666667" calcext:value-type="float">
            <text:p>5,94E-02</text:p>
          </table:table-cell>
          <table:table-cell table:style-name="ce12" office:value-type="float" office:value="0.043634" calcext:value-type="float">
            <text:p>4,36E-02</text:p>
          </table:table-cell>
          <table:table-cell table:style-name="ce12" office:value-type="float" office:value="0.086548" calcext:value-type="float">
            <text:p>8,65E-02</text:p>
          </table:table-cell>
          <table:table-cell table:style-name="ce12" office:value-type="float" office:value="0.023577039134152" calcext:value-type="float">
            <text:p>2,36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044164" calcext:value-type="float">
            <text:p>4,42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0427225" calcext:value-type="float">
            <text:p>4,27E-02</text:p>
          </table:table-cell>
          <table:table-cell table:style-name="ce12" office:value-type="float" office:value="0.0478005" calcext:value-type="float">
            <text:p>4,78E-02</text:p>
          </table:table-cell>
          <table:table-cell table:style-name="ce12" office:value-type="float" office:value="0.033159" calcext:value-type="float">
            <text:p>3,32E-02</text:p>
          </table:table-cell>
          <table:table-cell table:style-name="ce12" office:value-type="float" office:value="0.072598" calcext:value-type="float">
            <text:p>7,26E-02</text:p>
          </table:table-cell>
          <table:table-cell table:style-name="ce12" office:value-type="float" office:value="0.0173861258958592" calcext:value-type="float">
            <text:p>1,74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2" office:value-type="float" office:value="0.041487" calcext:value-type="float">
            <text:p>4,15E-02</text:p>
          </table:table-cell>
          <table:table-cell table:style-name="ce12" office:value-type="float" office:value="0.052709" calcext:value-type="float">
            <text:p>5,27E-02</text:p>
          </table:table-cell>
          <table:table-cell table:style-name="ce12" office:value-type="float" office:value="0.03733" calcext:value-type="float">
            <text:p>3,73E-02</text:p>
          </table:table-cell>
          <table:table-cell table:style-name="ce12" office:value-type="float" office:value="0.07931" calcext:value-type="float">
            <text:p>7,93E-02</text:p>
          </table:table-cell>
          <table:table-cell table:style-name="ce12" office:value-type="float" office:value="0.0231307168717271" calcext:value-type="float">
            <text:p>2,31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0.000281" calcext:value-type="float">
            <text:p>2,81E-04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6125" calcext:value-type="float">
            <text:p>6,13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8" calcext:value-type="float">
            <text:p>8,00E-06</text:p>
          </table:table-cell>
          <table:table-cell table:style-name="ce12" office:value-type="float" office:value="0.00000088506120315678" calcext:value-type="float">
            <text:p>8,85E-07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7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5 files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number-columns-repeated="2" table:default-cell-style-name="ce25"/>
        <table:table-column table:style-name="co3" table:default-cell-style-name="ce25"/>
        <table:table-column table:style-name="co4" table:default-cell-style-name="ce25"/>
        <table:table-column table:style-name="co3" table:number-columns-repeated="9" table:default-cell-style-name="ce25"/>
        <table:table-column table:style-name="co4" table:number-columns-repeated="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1003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00" calcext:value-type="float">
            <text:p>1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0"/>
          <table:table-cell table:style-name="ce24" office:value-type="string" calcext:value-type="string">
            <text:p>EnrollId</text:p>
          </table:table-cell>
          <table:table-cell table:style-name="ce24" office:value-type="string" calcext:value-type="string">
            <text:p>Username</text:p>
          </table:table-cell>
          <table:table-cell table:style-name="ce24" office:value-type="string" calcext:value-type="string">
            <text:p>CourseId</text:p>
          </table:table-cell>
          <table:table-cell table:style-name="ce24" office:value-type="string" calcext:value-type="string">
            <text:p>SessionId</text:p>
          </table:table-cell>
          <table:table-cell table:style-name="ce24" office:value-type="string" calcext:value-type="string">
            <text:p>Action</text:p>
          </table:table-cell>
          <table:table-cell table:style-name="ce24" office:value-type="string" calcext:value-type="string">
            <text:p>Object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Truth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Numeric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float" office:value="99999" calcext:value-type="float">
            <text:p>99999</text:p>
          </table:table-cell>
          <table:table-cell office:value-type="float" office:value="1044" calcext:value-type="float">
            <text:p>104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2" office:value-type="float" office:value="99999" calcext:value-type="float">
            <text:p>9999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Entropy</text:p>
          </table:table-cell>
          <table:table-cell office:value-type="float" office:value="16.609626047453" calcext:value-type="float">
            <text:p>16,609626047453</text:p>
          </table:table-cell>
          <table:table-cell office:value-type="float" office:value="8.08377739513321" calcext:value-type="float">
            <text:p>8,083777395133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999232758957717" calcext:value-type="float">
            <text:p>0,999232758957717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average</text:p>
          </table:table-cell>
          <table:table-cell office:value-type="float" office:value="49999" calcext:value-type="float">
            <text:p>49999</text:p>
          </table:table-cell>
          <table:table-cell office:value-type="float" office:value="1860.18964189642" calcext:value-type="float">
            <text:p>1860,1896418964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48369483694837" calcext:value-type="float">
            <text:p>0,48369483694837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max</text:p>
          </table:table-cell>
          <table:table-cell office:value-type="float" office:value="99998" calcext:value-type="float">
            <text:p>99998</text:p>
          </table:table-cell>
          <table:table-cell office:value-type="float" office:value="3050" calcext:value-type="float">
            <text:p>305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min</text:p>
          </table:table-cell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standard deviation</text:p>
          </table:table-cell>
          <table:table-cell office:value-type="float" office:value="28867.2247829033" calcext:value-type="float">
            <text:p>28867,2247829033</text:p>
          </table:table-cell>
          <table:table-cell office:value-type="float" office:value="668.725046329366" calcext:value-type="float">
            <text:p>668,72504632936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499734070939865" calcext:value-type="float">
            <text:p>0,499734070939865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variance</text:p>
          </table:table-cell>
          <table:table-cell office:value-type="float" office:value="833316666.666667" calcext:value-type="float">
            <text:p>833316666,666667</text:p>
          </table:table-cell>
          <table:table-cell office:value-type="float" office:value="447193.187588212" calcext:value-type="float">
            <text:p>447193,1875882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24973414165813" calcext:value-type="float">
            <text:p>0,24973414165813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2631116441996" calcext:value-type="float">
            <text:p>3,2631116441996</text:p>
          </table:table-cell>
          <table:table-cell office:value-type="float" office:value="4.44711999874085" calcext:value-type="float">
            <text:p>4,44711999874085</text:p>
          </table:table-cell>
          <table:table-cell office:value-type="float" office:value="3.99803408185819" calcext:value-type="float">
            <text:p>3,99803408185819</text:p>
          </table:table-cell>
          <table:table-cell office:value-type="float" office:value="3.97674499404746" calcext:value-type="float">
            <text:p>3,9767449940474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float" office:value="1918" calcext:value-type="float">
            <text:p>19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float" office:value="1918" calcext:value-type="float">
            <text:p>19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99999" calcext:value-type="float">
            <text:p>99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33784337843378" calcext:value-type="float">
            <text:p>6,33784337843378</text:p>
          </table:table-cell>
          <table:table-cell office:value-type="float" office:value="37.9932399323993" calcext:value-type="float">
            <text:p>37,9932399323993</text:p>
          </table:table-cell>
          <table:table-cell office:value-type="float" office:value="32" calcext:value-type="float">
            <text:p>32</text:p>
          </table:table-cell>
          <table:table-cell office:value-type="float" office:value="11.4638246382464" calcext:value-type="float">
            <text:p>11,463824638246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653718032872485" calcext:value-type="float">
            <text:p>0,653718032872485</text:p>
          </table:table-cell>
          <table:table-cell office:value-type="float" office:value="2.44257117879579" calcext:value-type="float">
            <text:p>2,44257117879579</text:p>
          </table:table-cell>
          <table:table-cell office:value-type="float" office:value="0" calcext:value-type="float">
            <text:p>0</text:p>
          </table:table-cell>
          <table:table-cell office:value-type="float" office:value="2.47284249514437" calcext:value-type="float">
            <text:p>2,4728424951443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427347266502672" calcext:value-type="float">
            <text:p>0,427347266502672</text:p>
          </table:table-cell>
          <table:table-cell office:value-type="float" office:value="5.96615396348384" calcext:value-type="float">
            <text:p>5,96615396348384</text:p>
          </table:table-cell>
          <table:table-cell office:value-type="float" office:value="0" calcext:value-type="float">
            <text:p>0</text:p>
          </table:table-cell>
          <table:table-cell office:value-type="float" office:value="6.11495000579184" calcext:value-type="float">
            <text:p>6,1149500057918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.08056764521859" calcext:value-type="float">
            <text:p>8,08056764521859</text:p>
          </table:table-cell>
          <table:table-cell office:value-type="float" office:value="0.589170913965834" calcext:value-type="float">
            <text:p>0,589170913965834</text:p>
          </table:table-cell>
          <table:table-cell office:value-type="float" office:value="8.95311566206389" calcext:value-type="float">
            <text:p>8,95311566206389</text:p>
          </table:table-cell>
          <table:table-cell office:value-type="float" office:value="3.21427613697923" calcext:value-type="float">
            <text:p>3,214276136979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.08056764521859" calcext:value-type="float">
            <text:p>8,08056764521859</text:p>
          </table:table-cell>
          <table:table-cell office:value-type="float" office:value="0.589170913965834" calcext:value-type="float">
            <text:p>0,589170913965834</text:p>
          </table:table-cell>
          <table:table-cell office:value-type="float" office:value="8.95311566206389" calcext:value-type="float">
            <text:p>8,95311566206389</text:p>
          </table:table-cell>
          <table:table-cell office:value-type="float" office:value="3.21427613697923" calcext:value-type="float">
            <text:p>3,214276136979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33784337843378" calcext:value-type="float">
            <text:p>6,33784337843378</text:p>
          </table:table-cell>
          <table:table-cell office:value-type="float" office:value="37.9932399323993" calcext:value-type="float">
            <text:p>37,9932399323993</text:p>
          </table:table-cell>
          <table:table-cell office:value-type="float" office:value="32" calcext:value-type="float">
            <text:p>32</text:p>
          </table:table-cell>
          <table:table-cell office:value-type="float" office:value="11.4638246382464" calcext:value-type="float">
            <text:p>11,463824638246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653718032872485" calcext:value-type="float">
            <text:p>0,653718032872485</text:p>
          </table:table-cell>
          <table:table-cell office:value-type="float" office:value="2.44257117879579" calcext:value-type="float">
            <text:p>2,44257117879579</text:p>
          </table:table-cell>
          <table:table-cell office:value-type="float" office:value="0" calcext:value-type="float">
            <text:p>0</text:p>
          </table:table-cell>
          <table:table-cell office:value-type="float" office:value="2.47284249514437" calcext:value-type="float">
            <text:p>2,4728424951443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427347266502672" calcext:value-type="float">
            <text:p>0,427347266502672</text:p>
          </table:table-cell>
          <table:table-cell office:value-type="float" office:value="5.96615396348384" calcext:value-type="float">
            <text:p>5,96615396348384</text:p>
          </table:table-cell>
          <table:table-cell office:value-type="float" office:value="0" calcext:value-type="float">
            <text:p>0</text:p>
          </table:table-cell>
          <table:table-cell office:value-type="float" office:value="6.11495000579184" calcext:value-type="float">
            <text:p>6,1149500057918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6028" calcext:value-type="float">
            <text:p>86028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4.72151084549207" calcext:value-type="float">
            <text:p>4,72151084549207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40.5051301026021" calcext:value-type="float">
            <text:p>40,5051301026021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51286" calcext:value-type="float">
            <text:p>51286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561.939737600098" calcext:value-type="float">
            <text:p>561,939737600098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15776.268694067" calcext:value-type="float">
            <text:p>315776,268694067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5-10-31 06:33:52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5-09-14 09:26:4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6.3072306166937" calcext:value-type="float">
            <text:p>16,3072306166937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7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24" table:number-columns-repeated="4"/>
          <table:table-cell table:style-name="ce24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36.476127" calcext:value-type="float">
            <text:p>3,65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6.637335" calcext:value-type="float">
            <text:p>6,64E+00</text:p>
          </table:table-cell>
          <table:table-cell table:style-name="ce12" office:value-type="float" office:value="6.6566475" calcext:value-type="float">
            <text:p>6,66E+00</text:p>
          </table:table-cell>
          <table:table-cell table:style-name="ce12" office:value-type="float" office:value="4.936798" calcext:value-type="float">
            <text:p>4,94E+00</text:p>
          </table:table-cell>
          <table:table-cell table:style-name="ce12" office:value-type="float" office:value="8.415122" calcext:value-type="float">
            <text:p>8,42E+00</text:p>
          </table:table-cell>
          <table:table-cell table:style-name="ce12" office:value-type="float" office:value="1.70109479155053" calcext:value-type="float">
            <text:p>1,70E+00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4.708332" calcext:value-type="float">
            <text:p>4,71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2.231203" calcext:value-type="float">
            <text:p>2,23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2.0225645" calcext:value-type="float">
            <text:p>2,02E+00</text:p>
          </table:table-cell>
          <table:table-cell table:style-name="ce12" office:value-type="float" office:value="2.03759825" calcext:value-type="float">
            <text:p>2,04E+00</text:p>
          </table:table-cell>
          <table:table-cell table:style-name="ce12" office:value-type="float" office:value="0.781195" calcext:value-type="float">
            <text:p>7,81E-01</text:p>
          </table:table-cell>
          <table:table-cell table:style-name="ce12" office:value-type="float" office:value="3.324069" calcext:value-type="float">
            <text:p>3,32E+00</text:p>
          </table:table-cell>
          <table:table-cell table:style-name="ce12" office:value-type="float" office:value="1.2325059975398" calcext:value-type="float">
            <text:p>1,23E+00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1.562962" calcext:value-type="float">
            <text:p>1,56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12" office:value-type="float" office:value="1.454524" calcext:value-type="float">
            <text:p>1,45E+00</text:p>
          </table:table-cell>
          <table:table-cell table:style-name="ce12" office:value-type="float" office:value="1.61952966666667" calcext:value-type="float">
            <text:p>1,62E+00</text:p>
          </table:table-cell>
          <table:table-cell table:style-name="ce12" office:value-type="float" office:value="1.446585" calcext:value-type="float">
            <text:p>1,45E+00</text:p>
          </table:table-cell>
          <table:table-cell table:style-name="ce12" office:value-type="float" office:value="1.95748" calcext:value-type="float">
            <text:p>1,96E+00</text:p>
          </table:table-cell>
          <table:table-cell table:style-name="ce12" office:value-type="float" office:value="0.292700491595647" calcext:value-type="float">
            <text:p>2,93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0.965127" calcext:value-type="float">
            <text:p>9,65E-01</text:p>
          </table:table-cell>
          <table:table-cell table:style-name="ce12" office:value-type="float" office:value="0.9510185" calcext:value-type="float">
            <text:p>9,51E-01</text:p>
          </table:table-cell>
          <table:table-cell table:style-name="ce12" office:value-type="float" office:value="0.897369" calcext:value-type="float">
            <text:p>8,97E-01</text:p>
          </table:table-cell>
          <table:table-cell table:style-name="ce12" office:value-type="float" office:value="0.976451" calcext:value-type="float">
            <text:p>9,76E-01</text:p>
          </table:table-cell>
          <table:table-cell table:style-name="ce12" office:value-type="float" office:value="0.036804573216744" calcext:value-type="float">
            <text:p>3,68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0.8800915" calcext:value-type="float">
            <text:p>8,80E-01</text:p>
          </table:table-cell>
          <table:table-cell table:style-name="ce12" office:value-type="float" office:value="0.88412775" calcext:value-type="float">
            <text:p>8,84E-01</text:p>
          </table:table-cell>
          <table:table-cell table:style-name="ce12" office:value-type="float" office:value="0.352782" calcext:value-type="float">
            <text:p>3,53E-01</text:p>
          </table:table-cell>
          <table:table-cell table:style-name="ce12" office:value-type="float" office:value="1.423546" calcext:value-type="float">
            <text:p>1,42E+00</text:p>
          </table:table-cell>
          <table:table-cell table:style-name="ce12" office:value-type="float" office:value="0.519188482386615" calcext:value-type="float">
            <text:p>5,19E-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0.852821" calcext:value-type="float">
            <text:p>8,53E-01</text:p>
          </table:table-cell>
          <table:table-cell table:style-name="ce12" office:value-type="float" office:value="0.843908" calcext:value-type="float">
            <text:p>8,44E-01</text:p>
          </table:table-cell>
          <table:table-cell table:style-name="ce12" office:value-type="float" office:value="0.815258" calcext:value-type="float">
            <text:p>8,15E-01</text:p>
          </table:table-cell>
          <table:table-cell table:style-name="ce12" office:value-type="float" office:value="0.854732" calcext:value-type="float">
            <text:p>8,55E-01</text:p>
          </table:table-cell>
          <table:table-cell table:style-name="ce12" office:value-type="float" office:value="0.0191306991682653" calcext:value-type="float">
            <text:p>1,91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0.8402265" calcext:value-type="float">
            <text:p>8,40E-01</text:p>
          </table:table-cell>
          <table:table-cell table:style-name="ce12" office:value-type="float" office:value="0.933216125" calcext:value-type="float">
            <text:p>9,33E-01</text:p>
          </table:table-cell>
          <table:table-cell table:style-name="ce12" office:value-type="float" office:value="0.68239" calcext:value-type="float">
            <text:p>6,82E-01</text:p>
          </table:table-cell>
          <table:table-cell table:style-name="ce12" office:value-type="float" office:value="2.231194" calcext:value-type="float">
            <text:p>2,23E+00</text:p>
          </table:table-cell>
          <table:table-cell table:style-name="ce12" office:value-type="float" office:value="0.353431474188302" calcext:value-type="float">
            <text:p>3,53E-01</text:p>
          </table:table-cell>
          <table:table-cell table:style-name="ce14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0.828427" calcext:value-type="float">
            <text:p>8,28E-01</text:p>
          </table:table-cell>
          <table:table-cell table:style-name="ce12" office:value-type="float" office:value="0.8265495" calcext:value-type="float">
            <text:p>8,27E-01</text:p>
          </table:table-cell>
          <table:table-cell table:style-name="ce12" office:value-type="float" office:value="0.798942" calcext:value-type="float">
            <text:p>7,99E-01</text:p>
          </table:table-cell>
          <table:table-cell table:style-name="ce12" office:value-type="float" office:value="0.850402" calcext:value-type="float">
            <text:p>8,50E-01</text:p>
          </table:table-cell>
          <table:table-cell table:style-name="ce12" office:value-type="float" office:value="0.0259197906563048" calcext:value-type="float">
            <text:p>2,59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617984" calcext:value-type="float">
            <text:p>6,18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0.597982" calcext:value-type="float">
            <text:p>5,98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0.2629235" calcext:value-type="float">
            <text:p>2,63E-01</text:p>
          </table:table-cell>
          <table:table-cell table:style-name="ce12" office:value-type="float" office:value="0.26166725" calcext:value-type="float">
            <text:p>2,62E-01</text:p>
          </table:table-cell>
          <table:table-cell table:style-name="ce12" office:value-type="float" office:value="0.235706" calcext:value-type="float">
            <text:p>2,36E-01</text:p>
          </table:table-cell>
          <table:table-cell table:style-name="ce12" office:value-type="float" office:value="0.285116" calcext:value-type="float">
            <text:p>2,85E-01</text:p>
          </table:table-cell>
          <table:table-cell table:style-name="ce12" office:value-type="float" office:value="0.0219411616127466" calcext:value-type="float">
            <text:p>2,19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2569885" calcext:value-type="float">
            <text:p>2,57E-01</text:p>
          </table:table-cell>
          <table:table-cell table:style-name="ce12" office:value-type="float" office:value="0.248943" calcext:value-type="float">
            <text:p>2,49E-01</text:p>
          </table:table-cell>
          <table:table-cell table:style-name="ce12" office:value-type="float" office:value="0.214864" calcext:value-type="float">
            <text:p>2,15E-01</text:p>
          </table:table-cell>
          <table:table-cell table:style-name="ce12" office:value-type="float" office:value="0.264598" calcext:value-type="float">
            <text:p>2,65E-01</text:p>
          </table:table-cell>
          <table:table-cell table:style-name="ce12" office:value-type="float" office:value="0.0162268534883795" calcext:value-type="float">
            <text:p>1,62E-02</text:p>
          </table:table-cell>
          <table:table-cell table:style-name="ce14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Columnstatisticscalculator.calculate average count</text:p>
          </table:table-cell>
          <table:table-cell table:style-name="ce10" office:value-type="float" office:value="0.221306" calcext:value-type="float">
            <text:p>2,21E-01</text:p>
          </table:table-cell>
          <table:table-cell table:style-name="ce10" office:value-type="float" office:value="0.2184929375" calcext:value-type="float">
            <text:p>2,18E-01</text:p>
          </table:table-cell>
          <table:table-cell table:style-name="ce10" office:value-type="float" office:value="0.180015" calcext:value-type="float">
            <text:p>1,80E-01</text:p>
          </table:table-cell>
          <table:table-cell table:style-name="ce10" office:value-type="float" office:value="0.240161" calcext:value-type="float">
            <text:p>2,40E-01</text:p>
          </table:table-cell>
          <table:table-cell table:style-name="ce10" office:value-type="float" office:value="0.0155060357816722" calcext:value-type="float">
            <text:p>1,55E-02</text:p>
          </table:table-cell>
          <table:table-cell table:style-name="ce15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20226" calcext:value-type="float">
            <text:p>2,20E-01</text:p>
          </table:table-cell>
          <table:table-cell table:style-name="ce12" office:value-type="float" office:value="0.221841117647059" calcext:value-type="float">
            <text:p>2,22E-01</text:p>
          </table:table-cell>
          <table:table-cell table:style-name="ce12" office:value-type="float" office:value="0.177513" calcext:value-type="float">
            <text:p>1,78E-01</text:p>
          </table:table-cell>
          <table:table-cell table:style-name="ce12" office:value-type="float" office:value="0.383133" calcext:value-type="float">
            <text:p>3,83E-01</text:p>
          </table:table-cell>
          <table:table-cell table:style-name="ce12" office:value-type="float" office:value="0.0450306035392631" calcext:value-type="float">
            <text:p>4,50E-02</text:p>
          </table:table-cell>
          <table:table-cell table:style-name="ce14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183454" calcext:value-type="float">
            <text:p>1,83E-01</text:p>
          </table:table-cell>
          <table:table-cell table:style-name="ce12" office:value-type="float" office:value="0.376699294117647" calcext:value-type="float">
            <text:p>3,77E-01</text:p>
          </table:table-cell>
          <table:table-cell table:style-name="ce12" office:value-type="float" office:value="0.159018" calcext:value-type="float">
            <text:p>1,59E-01</text:p>
          </table:table-cell>
          <table:table-cell table:style-name="ce12" office:value-type="float" office:value="1.423512" calcext:value-type="float">
            <text:p>1,42E+00</text:p>
          </table:table-cell>
          <table:table-cell table:style-name="ce12" office:value-type="float" office:value="0.382811226232618" calcext:value-type="float">
            <text:p>3,83E-01</text:p>
          </table:table-cell>
          <table:table-cell table:style-name="ce14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1778035" calcext:value-type="float">
            <text:p>1,78E-01</text:p>
          </table:table-cell>
          <table:table-cell table:style-name="ce12" office:value-type="float" office:value="0.17780475" calcext:value-type="float">
            <text:p>1,78E-01</text:p>
          </table:table-cell>
          <table:table-cell table:style-name="ce12" office:value-type="float" office:value="0.172121" calcext:value-type="float">
            <text:p>1,72E-01</text:p>
          </table:table-cell>
          <table:table-cell table:style-name="ce12" office:value-type="float" office:value="0.183491" calcext:value-type="float">
            <text:p>1,83E-01</text:p>
          </table:table-cell>
          <table:table-cell table:style-name="ce12" office:value-type="float" office:value="0.00570230481910604" calcext:value-type="float">
            <text:p>5,70E-03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172325" calcext:value-type="float">
            <text:p>1,72E-01</text:p>
          </table:table-cell>
          <table:table-cell table:style-name="ce12" office:value-type="float" office:value="0.17397625" calcext:value-type="float">
            <text:p>1,74E-01</text:p>
          </table:table-cell>
          <table:table-cell table:style-name="ce12" office:value-type="float" office:value="0.163052" calcext:value-type="float">
            <text:p>1,63E-01</text:p>
          </table:table-cell>
          <table:table-cell table:style-name="ce12" office:value-type="float" office:value="0.188203" calcext:value-type="float">
            <text:p>1,88E-01</text:p>
          </table:table-cell>
          <table:table-cell table:style-name="ce12" office:value-type="float" office:value="0.0105956380136671" calcext:value-type="float">
            <text:p>1,06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159049" calcext:value-type="float">
            <text:p>1,59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0.156857" calcext:value-type="float">
            <text:p>1,57E-01</text:p>
          </table:table-cell>
          <table:table-cell table:style-name="ce12" office:value-type="float" office:value="0.16441575" calcext:value-type="float">
            <text:p>1,64E-01</text:p>
          </table:table-cell>
          <table:table-cell table:style-name="ce12" office:value-type="float" office:value="0.151428" calcext:value-type="float">
            <text:p>1,51E-01</text:p>
          </table:table-cell>
          <table:table-cell table:style-name="ce12" office:value-type="float" office:value="0.192521" calcext:value-type="float">
            <text:p>1,93E-01</text:p>
          </table:table-cell>
          <table:table-cell table:style-name="ce12" office:value-type="float" office:value="0.0189112383055685" calcext:value-type="float">
            <text:p>1,89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12" office:value-type="float" office:value="0.155149" calcext:value-type="float">
            <text:p>1,55E-01</text:p>
          </table:table-cell>
          <table:table-cell table:style-name="ce12" office:value-type="float" office:value="0.286403333333333" calcext:value-type="float">
            <text:p>2,86E-01</text:p>
          </table:table-cell>
          <table:table-cell table:style-name="ce12" office:value-type="float" office:value="0.14657" calcext:value-type="float">
            <text:p>1,47E-01</text:p>
          </table:table-cell>
          <table:table-cell table:style-name="ce12" office:value-type="float" office:value="0.557491" calcext:value-type="float">
            <text:p>5,57E-01</text:p>
          </table:table-cell>
          <table:table-cell table:style-name="ce12" office:value-type="float" office:value="0.234807989800887" calcext:value-type="float">
            <text:p>2,35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2" office:value-type="float" office:value="0.079076" calcext:value-type="float">
            <text:p>7,91E-02</text:p>
          </table:table-cell>
          <table:table-cell table:style-name="ce12" office:value-type="float" office:value="0.0764166666666667" calcext:value-type="float">
            <text:p>7,64E-02</text:p>
          </table:table-cell>
          <table:table-cell table:style-name="ce12" office:value-type="float" office:value="0.070948" calcext:value-type="float">
            <text:p>7,09E-02</text:p>
          </table:table-cell>
          <table:table-cell table:style-name="ce12" office:value-type="float" office:value="0.079226" calcext:value-type="float">
            <text:p>7,92E-02</text:p>
          </table:table-cell>
          <table:table-cell table:style-name="ce12" office:value-type="float" office:value="0.00473659807597534" calcext:value-type="float">
            <text:p>4,74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074124" calcext:value-type="float">
            <text:p>7,41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067821" calcext:value-type="float">
            <text:p>6,78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0678175" calcext:value-type="float">
            <text:p>6,78E-02</text:p>
          </table:table-cell>
          <table:table-cell table:style-name="ce12" office:value-type="float" office:value="0.06803375" calcext:value-type="float">
            <text:p>6,80E-02</text:p>
          </table:table-cell>
          <table:table-cell table:style-name="ce12" office:value-type="float" office:value="0.063778" calcext:value-type="float">
            <text:p>6,38E-02</text:p>
          </table:table-cell>
          <table:table-cell table:style-name="ce12" office:value-type="float" office:value="0.072722" calcext:value-type="float">
            <text:p>7,27E-02</text:p>
          </table:table-cell>
          <table:table-cell table:style-name="ce12" office:value-type="float" office:value="0.00367448067759241" calcext:value-type="float">
            <text:p>3,67E-03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0543915" calcext:value-type="float">
            <text:p>5,44E-02</text:p>
          </table:table-cell>
          <table:table-cell table:style-name="ce12" office:value-type="float" office:value="0.05461125" calcext:value-type="float">
            <text:p>5,46E-02</text:p>
          </table:table-cell>
          <table:table-cell table:style-name="ce12" office:value-type="float" office:value="0.048887" calcext:value-type="float">
            <text:p>4,89E-02</text:p>
          </table:table-cell>
          <table:table-cell table:style-name="ce12" office:value-type="float" office:value="0.060775" calcext:value-type="float">
            <text:p>6,08E-02</text:p>
          </table:table-cell>
          <table:table-cell table:style-name="ce12" office:value-type="float" office:value="0.0052859800967591" calcext:value-type="float">
            <text:p>5,29E-03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2" office:value-type="float" office:value="0.052636" calcext:value-type="float">
            <text:p>5,26E-02</text:p>
          </table:table-cell>
          <table:table-cell table:style-name="ce12" office:value-type="float" office:value="0.048911" calcext:value-type="float">
            <text:p>4,89E-02</text:p>
          </table:table-cell>
          <table:table-cell table:style-name="ce12" office:value-type="float" office:value="0.041" calcext:value-type="float">
            <text:p>4,10E-02</text:p>
          </table:table-cell>
          <table:table-cell table:style-name="ce12" office:value-type="float" office:value="0.053097" calcext:value-type="float">
            <text:p>5,31E-02</text:p>
          </table:table-cell>
          <table:table-cell table:style-name="ce12" office:value-type="float" office:value="0.00685500335521435" calcext:value-type="float">
            <text:p>6,86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0.000279" calcext:value-type="float">
            <text:p>2,79E-04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46875" calcext:value-type="float">
            <text:p>4,69E-06</text:p>
          </table:table-cell>
          <table:table-cell table:style-name="ce12" office:value-type="float" office:value="0.000002" calcext:value-type="float">
            <text:p>2,00E-06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094648472430005" calcext:value-type="float">
            <text:p>9,46E-07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7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6 files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number-columns-repeated="2" table:default-cell-style-name="ce25"/>
        <table:table-column table:style-name="co3" table:number-columns-repeated="12" table:default-cell-style-name="ce25"/>
        <table:table-column table:style-name="co4" table:number-columns-repeated="2" table:default-cell-style-name="ce25"/>
        <table:table-column table:style-name="co7" table:number-columns-repeated="3" table:default-cell-style-name="ce25"/>
        <table:table-column table:style-name="co3" table:default-cell-style-name="ce25"/>
        <table:table-column table:style-name="co4" table:default-cell-style-name="ce25"/>
        <table:table-column table:style-name="co8" table:default-cell-style-name="ce25"/>
        <table:table-column table:style-name="co7" table:default-cell-style-name="ce25"/>
        <table:table-column table:style-name="co8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7" table:default-cell-style-name="ce25"/>
        <table:table-column table:style-name="co10" table:default-cell-style-name="ce25"/>
        <table:table-column table:style-name="co5" table:default-cell-style-name="ce25"/>
        <table:table-column table:style-name="co6" table:number-columns-repeated="990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0.0001" calcext:value-type="float">
            <text:p>0,0001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000" calcext:value-type="float">
            <text:p>1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0"/>
          <table:table-cell table:style-name="ce24" office:value-type="string" calcext:value-type="string">
            <text:p>EnrollId</text:p>
          </table:table-cell>
          <table:table-cell table:style-name="ce24" office:value-type="string" calcext:value-type="string">
            <text:p>Username</text:p>
          </table:table-cell>
          <table:table-cell table:style-name="ce24" office:value-type="string" calcext:value-type="string">
            <text:p>CourseId</text:p>
          </table:table-cell>
          <table:table-cell table:style-name="ce24" office:value-type="string" calcext:value-type="string">
            <text:p>SessionId</text:p>
          </table:table-cell>
          <table:table-cell table:style-name="ce24" office:value-type="string" calcext:value-type="string">
            <text:p>Action</text:p>
          </table:table-cell>
          <table:table-cell table:style-name="ce24" office:value-type="string" calcext:value-type="string">
            <text:p>Object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Truth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Numeric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float" office:value="999999" calcext:value-type="float">
            <text:p>999999</text:p>
          </table:table-cell>
          <table:table-cell office:value-type="float" office:value="6554" calcext:value-type="float">
            <text:p>655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2" office:value-type="float" office:value="999999" calcext:value-type="float">
            <text:p>99999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99999" calcext:value-type="float">
            <text:p>999999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Entropy</text:p>
          </table:table-cell>
          <table:table-cell office:value-type="float" office:value="19.9315671265701" calcext:value-type="float">
            <text:p>19,9315671265701</text:p>
          </table:table-cell>
          <table:table-cell office:value-type="float" office:value="10.5630751899001" calcext:value-type="float">
            <text:p>10,563075189900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977116656320554" calcext:value-type="float">
            <text:p>0,977116656320554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average</text:p>
          </table:table-cell>
          <table:table-cell office:value-type="float" office:value="499999" calcext:value-type="float">
            <text:p>499999</text:p>
          </table:table-cell>
          <table:table-cell office:value-type="float" office:value="9103.24017824018" calcext:value-type="float">
            <text:p>9103,240178240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411181411181411" calcext:value-type="float">
            <text:p>0,411181411181411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max</text:p>
          </table:table-cell>
          <table:table-cell office:value-type="float" office:value="999998" calcext:value-type="float">
            <text:p>999998</text:p>
          </table:table-cell>
          <table:table-cell office:value-type="float" office:value="16768" calcext:value-type="float">
            <text:p>1676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min</text:p>
          </table:table-cell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standard deviation</text:p>
          </table:table-cell>
          <table:table-cell office:value-type="float" office:value="288674.845917564" calcext:value-type="float">
            <text:p>288674,845917564</text:p>
          </table:table-cell>
          <table:table-cell office:value-type="float" office:value="4340.75947108452" calcext:value-type="float">
            <text:p>4340,7594710845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492048024369314" calcext:value-type="float">
            <text:p>0,492048024369314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variance</text:p>
          </table:table-cell>
          <table:table-cell office:value-type="float" office:value="83333166665.5293" calcext:value-type="float">
            <text:p>83333166665,5293</text:p>
          </table:table-cell>
          <table:table-cell office:value-type="float" office:value="18842192.78581" calcext:value-type="float">
            <text:p>18842192,7858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242111258285745" calcext:value-type="float">
            <text:p>0,242111258285745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29765139346507" calcext:value-type="float">
            <text:p>3,29765139346507</text:p>
          </table:table-cell>
          <table:table-cell office:value-type="float" office:value="4.68499134971345" calcext:value-type="float">
            <text:p>4,68499134971345</text:p>
          </table:table-cell>
          <table:table-cell office:value-type="float" office:value="3.99959625121075" calcext:value-type="float">
            <text:p>3,99959625121075</text:p>
          </table:table-cell>
          <table:table-cell office:value-type="float" office:value="4.06805754663273" calcext:value-type="float">
            <text:p>4,0680575466327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950" calcext:value-type="float">
            <text:p>5950</text:p>
          </table:table-cell>
          <table:table-cell office:value-type="float" office:value="11" calcext:value-type="float">
            <text:p>11</text:p>
          </table:table-cell>
          <table:table-cell office:value-type="float" office:value="13137" calcext:value-type="float">
            <text:p>1313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950" calcext:value-type="float">
            <text:p>5950</text:p>
          </table:table-cell>
          <table:table-cell office:value-type="float" office:value="11" calcext:value-type="float">
            <text:p>11</text:p>
          </table:table-cell>
          <table:table-cell office:value-type="float" office:value="13137" calcext:value-type="float">
            <text:p>1313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999999" calcext:value-type="float">
            <text:p>999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27218327218327" calcext:value-type="float">
            <text:p>6,27218327218327</text:p>
          </table:table-cell>
          <table:table-cell office:value-type="float" office:value="35.4116744116744" calcext:value-type="float">
            <text:p>35,4116744116744</text:p>
          </table:table-cell>
          <table:table-cell office:value-type="float" office:value="32" calcext:value-type="float">
            <text:p>32</text:p>
          </table:table-cell>
          <table:table-cell office:value-type="float" office:value="11.983145983146" calcext:value-type="float">
            <text:p>11,98314598314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674797596161491" calcext:value-type="float">
            <text:p>0,674797596161491</text:p>
          </table:table-cell>
          <table:table-cell office:value-type="float" office:value="4.10318013062801" calcext:value-type="float">
            <text:p>4,10318013062801</text:p>
          </table:table-cell>
          <table:table-cell office:value-type="float" office:value="0" calcext:value-type="float">
            <text:p>0</text:p>
          </table:table-cell>
          <table:table-cell office:value-type="float" office:value="3.10946484322129" calcext:value-type="float">
            <text:p>3,1094648432212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455351795785327" calcext:value-type="float">
            <text:p>0,455351795785327</text:p>
          </table:table-cell>
          <table:table-cell office:value-type="float" office:value="16.8360871843805" calcext:value-type="float">
            <text:p>16,8360871843805</text:p>
          </table:table-cell>
          <table:table-cell office:value-type="float" office:value="0" calcext:value-type="float">
            <text:p>0</text:p>
          </table:table-cell>
          <table:table-cell office:value-type="float" office:value="9.66877161122923" calcext:value-type="float">
            <text:p>9,668771611229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.467157038767" calcext:value-type="float">
            <text:p>10,467157038767</text:p>
          </table:table-cell>
          <table:table-cell office:value-type="float" office:value="2.89872716265285" calcext:value-type="float">
            <text:p>2,89872716265285</text:p>
          </table:table-cell>
          <table:table-cell office:value-type="float" office:value="11.719280961456" calcext:value-type="float">
            <text:p>11,719280961456</text:p>
          </table:table-cell>
          <table:table-cell office:value-type="float" office:value="3.51734477256425" calcext:value-type="float">
            <text:p>3,5173447725642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.467157038767" calcext:value-type="float">
            <text:p>10,467157038767</text:p>
          </table:table-cell>
          <table:table-cell office:value-type="float" office:value="2.89872716265285" calcext:value-type="float">
            <text:p>2,89872716265285</text:p>
          </table:table-cell>
          <table:table-cell office:value-type="float" office:value="11.719280961456" calcext:value-type="float">
            <text:p>11,719280961456</text:p>
          </table:table-cell>
          <table:table-cell office:value-type="float" office:value="3.51734477256425" calcext:value-type="float">
            <text:p>3,5173447725642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27218327218327" calcext:value-type="float">
            <text:p>6,27218327218327</text:p>
          </table:table-cell>
          <table:table-cell office:value-type="float" office:value="35.4116744116744" calcext:value-type="float">
            <text:p>35,4116744116744</text:p>
          </table:table-cell>
          <table:table-cell office:value-type="float" office:value="32" calcext:value-type="float">
            <text:p>32</text:p>
          </table:table-cell>
          <table:table-cell office:value-type="float" office:value="11.983145983146" calcext:value-type="float">
            <text:p>11,98314598314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674797596161491" calcext:value-type="float">
            <text:p>0,674797596161491</text:p>
          </table:table-cell>
          <table:table-cell office:value-type="float" office:value="4.10318013062801" calcext:value-type="float">
            <text:p>4,10318013062801</text:p>
          </table:table-cell>
          <table:table-cell office:value-type="float" office:value="0" calcext:value-type="float">
            <text:p>0</text:p>
          </table:table-cell>
          <table:table-cell office:value-type="float" office:value="3.10946484322129" calcext:value-type="float">
            <text:p>3,1094648432212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455351795785327" calcext:value-type="float">
            <text:p>0,455351795785327</text:p>
          </table:table-cell>
          <table:table-cell office:value-type="float" office:value="16.8360871843805" calcext:value-type="float">
            <text:p>16,8360871843805</text:p>
          </table:table-cell>
          <table:table-cell office:value-type="float" office:value="0" calcext:value-type="float">
            <text:p>0</text:p>
          </table:table-cell>
          <table:table-cell office:value-type="float" office:value="9.66877161122923" calcext:value-type="float">
            <text:p>9,668771611229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773651" calcext:value-type="float">
            <text:p>773651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.85323543714022" calcext:value-type="float">
            <text:p>3,85323543714022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6.6969753939508" calcext:value-type="float">
            <text:p>36,6969753939508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9514451" calcext:value-type="float">
            <text:p>9514451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1664.842386778" calcext:value-type="float">
            <text:p>11664,842386778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36068547.908373" calcext:value-type="float">
            <text:p>136068547,908373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6-11-12 02:50:04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5-09-14 09:15:02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9.4149254652722" calcext:value-type="float">
            <text:p>19,4149254652722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7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24" table:number-columns-repeated="4"/>
          <table:table-cell table:style-name="ce24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239.060326" calcext:value-type="float">
            <text:p>2,39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43.5993225" calcext:value-type="float">
            <text:p>4,36E+01</text:p>
          </table:table-cell>
          <table:table-cell table:style-name="ce12" office:value-type="float" office:value="43.15414975" calcext:value-type="float">
            <text:p>4,32E+01</text:p>
          </table:table-cell>
          <table:table-cell table:style-name="ce12" office:value-type="float" office:value="25.377658" calcext:value-type="float">
            <text:p>2,54E+01</text:p>
          </table:table-cell>
          <table:table-cell table:style-name="ce12" office:value-type="float" office:value="60.040296" calcext:value-type="float">
            <text:p>6,00E+01</text:p>
          </table:table-cell>
          <table:table-cell table:style-name="ce12" office:value-type="float" office:value="17.0858333801624" calcext:value-type="float">
            <text:p>1,71E+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32.493509" calcext:value-type="float">
            <text:p>3,25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19.6153545" calcext:value-type="float">
            <text:p>1,96E+01</text:p>
          </table:table-cell>
          <table:table-cell table:style-name="ce12" office:value-type="float" office:value="19.15670375" calcext:value-type="float">
            <text:p>1,92E+01</text:p>
          </table:table-cell>
          <table:table-cell table:style-name="ce12" office:value-type="float" office:value="6.137007" calcext:value-type="float">
            <text:p>6,14E+00</text:p>
          </table:table-cell>
          <table:table-cell table:style-name="ce12" office:value-type="float" office:value="31.259099" calcext:value-type="float">
            <text:p>3,13E+01</text:p>
          </table:table-cell>
          <table:table-cell table:style-name="ce12" office:value-type="float" office:value="12.405729358825" calcext:value-type="float">
            <text:p>1,24E+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17.255761" calcext:value-type="float">
            <text:p>1,73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12.722687" calcext:value-type="float">
            <text:p>1,27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12" office:value-type="float" office:value="12.139197" calcext:value-type="float">
            <text:p>1,21E+01</text:p>
          </table:table-cell>
          <table:table-cell table:style-name="ce12" office:value-type="float" office:value="11.2226266666667" calcext:value-type="float">
            <text:p>1,12E+01</text:p>
          </table:table-cell>
          <table:table-cell table:style-name="ce12" office:value-type="float" office:value="6.28356" calcext:value-type="float">
            <text:p>6,28E+00</text:p>
          </table:table-cell>
          <table:table-cell table:style-name="ce12" office:value-type="float" office:value="15.245123" calcext:value-type="float">
            <text:p>1,52E+01</text:p>
          </table:table-cell>
          <table:table-cell table:style-name="ce12" office:value-type="float" office:value="4.55054708059397" calcext:value-type="float">
            <text:p>4,55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7.2795325" calcext:value-type="float">
            <text:p>7,28E+00</text:p>
          </table:table-cell>
          <table:table-cell table:style-name="ce12" office:value-type="float" office:value="7.31902375" calcext:value-type="float">
            <text:p>7,32E+00</text:p>
          </table:table-cell>
          <table:table-cell table:style-name="ce12" office:value-type="float" office:value="2.340704" calcext:value-type="float">
            <text:p>2,34E+00</text:p>
          </table:table-cell>
          <table:table-cell table:style-name="ce12" office:value-type="float" office:value="12.376326" calcext:value-type="float">
            <text:p>1,24E+01</text:p>
          </table:table-cell>
          <table:table-cell table:style-name="ce12" office:value-type="float" office:value="4.81839403253341" calcext:value-type="float">
            <text:p>4,82E+00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4.752797" calcext:value-type="float">
            <text:p>4,75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4.1398145" calcext:value-type="float">
            <text:p>4,14E+00</text:p>
          </table:table-cell>
          <table:table-cell table:style-name="ce12" office:value-type="float" office:value="4.144649" calcext:value-type="float">
            <text:p>4,14E+00</text:p>
          </table:table-cell>
          <table:table-cell table:style-name="ce12" office:value-type="float" office:value="4.077254" calcext:value-type="float">
            <text:p>4,08E+00</text:p>
          </table:table-cell>
          <table:table-cell table:style-name="ce12" office:value-type="float" office:value="4.221713" calcext:value-type="float">
            <text:p>4,22E+00</text:p>
          </table:table-cell>
          <table:table-cell table:style-name="ce12" office:value-type="float" office:value="0.0630345939993801" calcext:value-type="float">
            <text:p>6,30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3.7269475" calcext:value-type="float">
            <text:p>3,73E+00</text:p>
          </table:table-cell>
          <table:table-cell table:style-name="ce12" office:value-type="float" office:value="5.1153268125" calcext:value-type="float">
            <text:p>5,12E+00</text:p>
          </table:table-cell>
          <table:table-cell table:style-name="ce12" office:value-type="float" office:value="3.538065" calcext:value-type="float">
            <text:p>3,54E+00</text:p>
          </table:table-cell>
          <table:table-cell table:style-name="ce12" office:value-type="float" office:value="17.25575" calcext:value-type="float">
            <text:p>1,73E+01</text:p>
          </table:table-cell>
          <table:table-cell table:style-name="ce12" office:value-type="float" office:value="3.5357337408782" calcext:value-type="float">
            <text:p>3,54E+00</text:p>
          </table:table-cell>
          <table:table-cell table:style-name="ce14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3.71433" calcext:value-type="float">
            <text:p>3,71E+00</text:p>
          </table:table-cell>
          <table:table-cell table:style-name="ce12" office:value-type="float" office:value="3.7161705" calcext:value-type="float">
            <text:p>3,72E+00</text:p>
          </table:table-cell>
          <table:table-cell table:style-name="ce12" office:value-type="float" office:value="3.677409" calcext:value-type="float">
            <text:p>3,68E+00</text:p>
          </table:table-cell>
          <table:table-cell table:style-name="ce12" office:value-type="float" office:value="3.758613" calcext:value-type="float">
            <text:p>3,76E+00</text:p>
          </table:table-cell>
          <table:table-cell table:style-name="ce12" office:value-type="float" office:value="0.033320633932545" calcext:value-type="float">
            <text:p>3,33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3.690327" calcext:value-type="float">
            <text:p>3,69E+00</text:p>
          </table:table-cell>
          <table:table-cell table:style-name="ce12" office:value-type="float" office:value="3.6836845" calcext:value-type="float">
            <text:p>3,68E+00</text:p>
          </table:table-cell>
          <table:table-cell table:style-name="ce12" office:value-type="float" office:value="3.650337" calcext:value-type="float">
            <text:p>3,65E+00</text:p>
          </table:table-cell>
          <table:table-cell table:style-name="ce12" office:value-type="float" office:value="3.703747" calcext:value-type="float">
            <text:p>3,70E+00</text:p>
          </table:table-cell>
          <table:table-cell table:style-name="ce12" office:value-type="float" office:value="0.0233170209861094" calcext:value-type="float">
            <text:p>2,33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3.045828" calcext:value-type="float">
            <text:p>3,05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1.684077" calcext:value-type="float">
            <text:p>1,68E+00</text:p>
          </table:table-cell>
          <table:table-cell table:style-name="ce12" office:value-type="float" office:value="1.66342975" calcext:value-type="float">
            <text:p>1,66E+00</text:p>
          </table:table-cell>
          <table:table-cell table:style-name="ce12" office:value-type="float" office:value="1.594729" calcext:value-type="float">
            <text:p>1,59E+00</text:p>
          </table:table-cell>
          <table:table-cell table:style-name="ce12" office:value-type="float" office:value="1.690836" calcext:value-type="float">
            <text:p>1,69E+00</text:p>
          </table:table-cell>
          <table:table-cell table:style-name="ce12" office:value-type="float" office:value="0.0459311250778453" calcext:value-type="float">
            <text:p>4,59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1.226928" calcext:value-type="float">
            <text:p>1,23E+00</text:p>
          </table:table-cell>
          <table:table-cell table:style-name="ce12" office:value-type="float" office:value="1.3570549375" calcext:value-type="float">
            <text:p>1,36E+00</text:p>
          </table:table-cell>
          <table:table-cell table:style-name="ce12" office:value-type="float" office:value="1.07897" calcext:value-type="float">
            <text:p>1,08E+00</text:p>
          </table:table-cell>
          <table:table-cell table:style-name="ce12" office:value-type="float" office:value="3.40459" calcext:value-type="float">
            <text:p>3,40E+00</text:p>
          </table:table-cell>
          <table:table-cell table:style-name="ce12" office:value-type="float" office:value="0.547883609445348" calcext:value-type="float">
            <text:p>5,48E-01</text:p>
          </table:table-cell>
          <table:table-cell table:style-name="ce14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895955" calcext:value-type="float">
            <text:p>8,96E-01</text:p>
          </table:table-cell>
          <table:table-cell table:style-name="ce12" office:value-type="float" office:value="0.936773705882353" calcext:value-type="float">
            <text:p>9,37E-01</text:p>
          </table:table-cell>
          <table:table-cell table:style-name="ce12" office:value-type="float" office:value="0.755997" calcext:value-type="float">
            <text:p>7,56E-01</text:p>
          </table:table-cell>
          <table:table-cell table:style-name="ce12" office:value-type="float" office:value="1.918879" calcext:value-type="float">
            <text:p>1,92E+00</text:p>
          </table:table-cell>
          <table:table-cell table:style-name="ce12" office:value-type="float" office:value="0.257742574306896" calcext:value-type="float">
            <text:p>2,58E-01</text:p>
          </table:table-cell>
          <table:table-cell table:style-name="ce14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86876" calcext:value-type="float">
            <text:p>8,69E-01</text:p>
          </table:table-cell>
          <table:table-cell table:style-name="ce12" office:value-type="float" office:value="1.1983005625" calcext:value-type="float">
            <text:p>1,20E+00</text:p>
          </table:table-cell>
          <table:table-cell table:style-name="ce12" office:value-type="float" office:value="0.605328" calcext:value-type="float">
            <text:p>6,05E-01</text:p>
          </table:table-cell>
          <table:table-cell table:style-name="ce12" office:value-type="float" office:value="6.480081" calcext:value-type="float">
            <text:p>6,48E+00</text:p>
          </table:table-cell>
          <table:table-cell table:style-name="ce12" office:value-type="float" office:value="1.41000700362081" calcext:value-type="float">
            <text:p>1,41E+00</text:p>
          </table:table-cell>
          <table:table-cell table:style-name="ce14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12" office:value-type="float" office:value="0.861163" calcext:value-type="float">
            <text:p>8,61E-01</text:p>
          </table:table-cell>
          <table:table-cell table:style-name="ce12" office:value-type="float" office:value="2.13776233333333" calcext:value-type="float">
            <text:p>2,14E+00</text:p>
          </table:table-cell>
          <table:table-cell table:style-name="ce12" office:value-type="float" office:value="0.802878" calcext:value-type="float">
            <text:p>8,03E-01</text:p>
          </table:table-cell>
          <table:table-cell table:style-name="ce12" office:value-type="float" office:value="4.749246" calcext:value-type="float">
            <text:p>4,75E+00</text:p>
          </table:table-cell>
          <table:table-cell table:style-name="ce12" office:value-type="float" office:value="2.26179895022885" calcext:value-type="float">
            <text:p>2,26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0.8316445" calcext:value-type="float">
            <text:p>8,32E-01</text:p>
          </table:table-cell>
          <table:table-cell table:style-name="ce12" office:value-type="float" office:value="0.82839" calcext:value-type="float">
            <text:p>8,28E-01</text:p>
          </table:table-cell>
          <table:table-cell table:style-name="ce12" office:value-type="float" office:value="0.805309" calcext:value-type="float">
            <text:p>8,05E-01</text:p>
          </table:table-cell>
          <table:table-cell table:style-name="ce12" office:value-type="float" office:value="0.844962" calcext:value-type="float">
            <text:p>8,45E-01</text:p>
          </table:table-cell>
          <table:table-cell table:style-name="ce12" office:value-type="float" office:value="0.017048829930526" calcext:value-type="float">
            <text:p>1,70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636534" calcext:value-type="float">
            <text:p>6,37E-01</text:p>
          </table:table-cell>
          <table:table-cell table:style-name="ce12" office:value-type="float" office:value="2.39162435294118" calcext:value-type="float">
            <text:p>2,39E+00</text:p>
          </table:table-cell>
          <table:table-cell table:style-name="ce12" office:value-type="float" office:value="0.514381" calcext:value-type="float">
            <text:p>5,14E-01</text:p>
          </table:table-cell>
          <table:table-cell table:style-name="ce12" office:value-type="float" office:value="12.376293" calcext:value-type="float">
            <text:p>1,24E+01</text:p>
          </table:table-cell>
          <table:table-cell table:style-name="ce12" office:value-type="float" office:value="3.56374737206118" calcext:value-type="float">
            <text:p>3,56E+00</text:p>
          </table:table-cell>
          <table:table-cell table:style-name="ce14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6001695" calcext:value-type="float">
            <text:p>6,00E-01</text:p>
          </table:table-cell>
          <table:table-cell table:style-name="ce12" office:value-type="float" office:value="0.5981445" calcext:value-type="float">
            <text:p>5,98E-01</text:p>
          </table:table-cell>
          <table:table-cell table:style-name="ce12" office:value-type="float" office:value="0.547354" calcext:value-type="float">
            <text:p>5,47E-01</text:p>
          </table:table-cell>
          <table:table-cell table:style-name="ce12" office:value-type="float" office:value="0.644885" calcext:value-type="float">
            <text:p>6,45E-01</text:p>
          </table:table-cell>
          <table:table-cell table:style-name="ce12" office:value-type="float" office:value="0.0497396772975727" calcext:value-type="float">
            <text:p>4,97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Stringprocessor. calculate messages entropy</text:p>
          </table:table-cell>
          <table:table-cell table:style-name="ce10" office:value-type="float" office:value="0.592739" calcext:value-type="float">
            <text:p>5,93E-01</text:p>
          </table:table-cell>
          <table:table-cell table:style-name="ce10" office:value-type="float" office:value="0.60178475" calcext:value-type="float">
            <text:p>6,02E-01</text:p>
          </table:table-cell>
          <table:table-cell table:style-name="ce10" office:value-type="float" office:value="0.583763" calcext:value-type="float">
            <text:p>5,84E-01</text:p>
          </table:table-cell>
          <table:table-cell table:style-name="ce10" office:value-type="float" office:value="0.637898" calcext:value-type="float">
            <text:p>6,38E-01</text:p>
          </table:table-cell>
          <table:table-cell table:style-name="ce10" office:value-type="float" office:value="0.0249381495086678" calcext:value-type="float">
            <text:p>2,49E-02</text:p>
          </table:table-cell>
          <table:table-cell table:style-name="ce1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514415" calcext:value-type="float">
            <text:p>5,14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399449" calcext:value-type="float">
            <text:p>3,99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329791" calcext:value-type="float">
            <text:p>3,30E-01</text:p>
          </table:table-cell>
          <table:table-cell table:style-name="ce12" office:value-type="float" office:value="0.329386" calcext:value-type="float">
            <text:p>3,29E-01</text:p>
          </table:table-cell>
          <table:table-cell table:style-name="ce12" office:value-type="float" office:value="0.32378" calcext:value-type="float">
            <text:p>3,24E-01</text:p>
          </table:table-cell>
          <table:table-cell table:style-name="ce12" office:value-type="float" office:value="0.334182" calcext:value-type="float">
            <text:p>3,34E-01</text:p>
          </table:table-cell>
          <table:table-cell table:style-name="ce12" office:value-type="float" office:value="0.00542761156802264" calcext:value-type="float">
            <text:p>5,43E-03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2" office:value-type="float" office:value="0.325115" calcext:value-type="float">
            <text:p>3,25E-01</text:p>
          </table:table-cell>
          <table:table-cell table:style-name="ce12" office:value-type="float" office:value="0.328317" calcext:value-type="float">
            <text:p>3,28E-01</text:p>
          </table:table-cell>
          <table:table-cell table:style-name="ce12" office:value-type="float" office:value="0.311427" calcext:value-type="float">
            <text:p>3,11E-01</text:p>
          </table:table-cell>
          <table:table-cell table:style-name="ce12" office:value-type="float" office:value="0.348409" calcext:value-type="float">
            <text:p>3,48E-01</text:p>
          </table:table-cell>
          <table:table-cell table:style-name="ce12" office:value-type="float" office:value="0.0186977721667582" calcext:value-type="float">
            <text:p>1,87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259283" calcext:value-type="float">
            <text:p>2,59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180956" calcext:value-type="float">
            <text:p>1,81E-01</text:p>
          </table:table-cell>
          <table:table-cell table:style-name="ce12" office:value-type="float" office:value="0.17830875" calcext:value-type="float">
            <text:p>1,78E-01</text:p>
          </table:table-cell>
          <table:table-cell table:style-name="ce12" office:value-type="float" office:value="0.168384" calcext:value-type="float">
            <text:p>1,68E-01</text:p>
          </table:table-cell>
          <table:table-cell table:style-name="ce12" office:value-type="float" office:value="0.182939" calcext:value-type="float">
            <text:p>1,83E-01</text:p>
          </table:table-cell>
          <table:table-cell table:style-name="ce12" office:value-type="float" office:value="0.00669652483880009" calcext:value-type="float">
            <text:p>6,70E-03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2" office:value-type="float" office:value="0.176216" calcext:value-type="float">
            <text:p>1,76E-01</text:p>
          </table:table-cell>
          <table:table-cell table:style-name="ce12" office:value-type="float" office:value="0.179635333333333" calcext:value-type="float">
            <text:p>1,80E-01</text:p>
          </table:table-cell>
          <table:table-cell table:style-name="ce12" office:value-type="float" office:value="0.176155" calcext:value-type="float">
            <text:p>1,76E-01</text:p>
          </table:table-cell>
          <table:table-cell table:style-name="ce12" office:value-type="float" office:value="0.186535" calcext:value-type="float">
            <text:p>1,87E-01</text:p>
          </table:table-cell>
          <table:table-cell table:style-name="ce12" office:value-type="float" office:value="0.00597536445192537" calcext:value-type="float">
            <text:p>5,98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0.000277" calcext:value-type="float">
            <text:p>2,77E-04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49375" calcext:value-type="float">
            <text:p>4,94E-06</text:p>
          </table:table-cell>
          <table:table-cell table:style-name="ce12" office:value-type="float" office:value="0.000003" calcext:value-type="float">
            <text:p>3,00E-06</text:p>
          </table:table-cell>
          <table:table-cell table:style-name="ce12" office:value-type="float" office:value="0.000007" calcext:value-type="float">
            <text:p>7,00E-06</text:p>
          </table:table-cell>
          <table:table-cell table:style-name="ce12" office:value-type="float" office:value="0.00000085391256382997" calcext:value-type="float">
            <text:p>8,54E-07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7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7 files" table:style-name="ta1">
        <table:table-column table:style-name="co1" table:default-cell-style-name="ce22"/>
        <table:table-column table:style-name="co11" table:default-cell-style-name="ce25"/>
        <table:table-column table:style-name="co12" table:number-columns-repeated="14" table:default-cell-style-name="ce25"/>
        <table:table-column table:style-name="co13" table:default-cell-style-name="ce25"/>
        <table:table-column table:style-name="co9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14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1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7" table:default-cell-style-name="ce25"/>
        <table:table-column table:style-name="co10" table:default-cell-style-name="ce25"/>
        <table:table-column table:style-name="co5" table:default-cell-style-name="ce25"/>
        <table:table-column table:style-name="co6" table:number-columns-repeated="988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0.00001" calcext:value-type="float">
            <text:p>1E-05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0000" calcext:value-type="float">
            <text:p>10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0"/>
          <table:table-cell table:style-name="ce24" office:value-type="string" calcext:value-type="string">
            <text:p>EnrollId</text:p>
          </table:table-cell>
          <table:table-cell table:style-name="ce24" office:value-type="string" calcext:value-type="string">
            <text:p>Username</text:p>
          </table:table-cell>
          <table:table-cell table:style-name="ce24" office:value-type="string" calcext:value-type="string">
            <text:p>CourseId</text:p>
          </table:table-cell>
          <table:table-cell table:style-name="ce24" office:value-type="string" calcext:value-type="string">
            <text:p>SessionId</text:p>
          </table:table-cell>
          <table:table-cell table:style-name="ce24" office:value-type="string" calcext:value-type="string">
            <text:p>Action</text:p>
          </table:table-cell>
          <table:table-cell table:style-name="ce24" office:value-type="string" calcext:value-type="string">
            <text:p>Object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Truth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Numeric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54303" calcext:value-type="float">
            <text:p>5430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2" office:value-type="float" office:value="9999999" calcext:value-type="float">
            <text:p>999999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999999" calcext:value-type="float">
            <text:p>9999999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Entropy</text:p>
          </table:table-cell>
          <table:table-cell office:value-type="float" office:value="23.2534965228357" calcext:value-type="float">
            <text:p>23,2534965228357</text:p>
          </table:table-cell>
          <table:table-cell office:value-type="float" office:value="13.5868008387674" calcext:value-type="float">
            <text:p>13,586800838767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991464496126407" calcext:value-type="float">
            <text:p>0,991464496126407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average</text:p>
          </table:table-cell>
          <table:table-cell office:value-type="float" office:value="4999999" calcext:value-type="float">
            <text:p>4999999</text:p>
          </table:table-cell>
          <table:table-cell office:value-type="float" office:value="84664.9610611961" calcext:value-type="float">
            <text:p>84664,961061196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445664544566454" calcext:value-type="float">
            <text:p>0,445664544566454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max</text:p>
          </table:table-cell>
          <table:table-cell office:value-type="float" office:value="9999998" calcext:value-type="float">
            <text:p>9999998</text:p>
          </table:table-cell>
          <table:table-cell office:value-type="float" office:value="159034" calcext:value-type="float">
            <text:p>15903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min</text:p>
          </table:table-cell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standard deviation</text:p>
          </table:table-cell>
          <table:table-cell office:value-type="float" office:value="2886751.05727873" calcext:value-type="float">
            <text:p>2886751,05727873</text:p>
          </table:table-cell>
          <table:table-cell office:value-type="float" office:value="46088.4186085417" calcext:value-type="float">
            <text:p>46088,41860854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497038890128891" calcext:value-type="float">
            <text:p>0,497038890128891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variance</text:p>
          </table:table-cell>
          <table:table-cell office:value-type="float" office:value="8333331666699857" calcext:value-type="float">
            <text:p>8333331666699857</text:p>
          </table:table-cell>
          <table:table-cell office:value-type="float" office:value="2124142329.83617" calcext:value-type="float">
            <text:p>2124142329,836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24704765830056" calcext:value-type="float">
            <text:p>0,24704765830056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30586749519528" calcext:value-type="float">
            <text:p>3,30586749519528</text:p>
          </table:table-cell>
          <table:table-cell office:value-type="float" office:value="4.69836133554001" calcext:value-type="float">
            <text:p>4,69836133554001</text:p>
          </table:table-cell>
          <table:table-cell office:value-type="float" office:value="3.99991372960159" calcext:value-type="float">
            <text:p>3,99991372960159</text:p>
          </table:table-cell>
          <table:table-cell office:value-type="float" office:value="4.04952265581655" calcext:value-type="float">
            <text:p>4,0495226558165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6974" calcext:value-type="float">
            <text:p>36974</text:p>
          </table:table-cell>
          <table:table-cell office:value-type="float" office:value="89" calcext:value-type="float">
            <text:p>89</text:p>
          </table:table-cell>
          <table:table-cell office:value-type="float" office:value="107064" calcext:value-type="float">
            <text:p>10706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6974" calcext:value-type="float">
            <text:p>36974</text:p>
          </table:table-cell>
          <table:table-cell office:value-type="float" office:value="89" calcext:value-type="float">
            <text:p>89</text:p>
          </table:table-cell>
          <table:table-cell office:value-type="float" office:value="107064" calcext:value-type="float">
            <text:p>10706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9999999" calcext:value-type="float">
            <text:p>9999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58290925829093" calcext:value-type="float">
            <text:p>6,58290925829093</text:p>
          </table:table-cell>
          <table:table-cell office:value-type="float" office:value="35.8068184806818" calcext:value-type="float">
            <text:p>35,8068184806818</text:p>
          </table:table-cell>
          <table:table-cell office:value-type="float" office:value="32" calcext:value-type="float">
            <text:p>32</text:p>
          </table:table-cell>
          <table:table-cell office:value-type="float" office:value="12.014260101426" calcext:value-type="float">
            <text:p>12,01426010142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610924764494843" calcext:value-type="float">
            <text:p>0,610924764494843</text:p>
          </table:table-cell>
          <table:table-cell office:value-type="float" office:value="5.24446666064335" calcext:value-type="float">
            <text:p>5,24446666064335</text:p>
          </table:table-cell>
          <table:table-cell office:value-type="float" office:value="0" calcext:value-type="float">
            <text:p>0</text:p>
          </table:table-cell>
          <table:table-cell office:value-type="float" office:value="3.0444263951763" calcext:value-type="float">
            <text:p>3,044426395176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37322906787308" calcext:value-type="float">
            <text:p>0,37322906787308</text:p>
          </table:table-cell>
          <table:table-cell office:value-type="float" office:value="27.5044305545996" calcext:value-type="float">
            <text:p>27,5044305545996</text:p>
          </table:table-cell>
          <table:table-cell office:value-type="float" office:value="0" calcext:value-type="float">
            <text:p>0</text:p>
          </table:table-cell>
          <table:table-cell office:value-type="float" office:value="9.26853207564616" calcext:value-type="float">
            <text:p>9,268532075646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.1474126571325" calcext:value-type="float">
            <text:p>13,1474126571325</text:p>
          </table:table-cell>
          <table:table-cell office:value-type="float" office:value="5.43257753654026" calcext:value-type="float">
            <text:p>5,43257753654026</text:p>
          </table:table-cell>
          <table:table-cell office:value-type="float" office:value="14.6865402116876" calcext:value-type="float">
            <text:p>14,6865402116876</text:p>
          </table:table-cell>
          <table:table-cell office:value-type="float" office:value="3.43336090852295" calcext:value-type="float">
            <text:p>3,4333609085229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.1474126571325" calcext:value-type="float">
            <text:p>13,1474126571325</text:p>
          </table:table-cell>
          <table:table-cell office:value-type="float" office:value="5.43257753654026" calcext:value-type="float">
            <text:p>5,43257753654026</text:p>
          </table:table-cell>
          <table:table-cell office:value-type="float" office:value="14.6865402116876" calcext:value-type="float">
            <text:p>14,6865402116876</text:p>
          </table:table-cell>
          <table:table-cell office:value-type="float" office:value="3.43336090852295" calcext:value-type="float">
            <text:p>3,4333609085229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58290925829093" calcext:value-type="float">
            <text:p>6,58290925829093</text:p>
          </table:table-cell>
          <table:table-cell office:value-type="float" office:value="35.8068184806818" calcext:value-type="float">
            <text:p>35,8068184806818</text:p>
          </table:table-cell>
          <table:table-cell office:value-type="float" office:value="32" calcext:value-type="float">
            <text:p>32</text:p>
          </table:table-cell>
          <table:table-cell office:value-type="float" office:value="12.014260101426" calcext:value-type="float">
            <text:p>12,01426010142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610924764494843" calcext:value-type="float">
            <text:p>0,610924764494843</text:p>
          </table:table-cell>
          <table:table-cell office:value-type="float" office:value="5.24446666064335" calcext:value-type="float">
            <text:p>5,24446666064335</text:p>
          </table:table-cell>
          <table:table-cell office:value-type="float" office:value="0" calcext:value-type="float">
            <text:p>0</text:p>
          </table:table-cell>
          <table:table-cell office:value-type="float" office:value="3.0444263951763" calcext:value-type="float">
            <text:p>3,044426395176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37322906787308" calcext:value-type="float">
            <text:p>0,37322906787308</text:p>
          </table:table-cell>
          <table:table-cell office:value-type="float" office:value="27.5044305545996" calcext:value-type="float">
            <text:p>27,5044305545996</text:p>
          </table:table-cell>
          <table:table-cell office:value-type="float" office:value="0" calcext:value-type="float">
            <text:p>0</text:p>
          </table:table-cell>
          <table:table-cell office:value-type="float" office:value="9.26853207564616" calcext:value-type="float">
            <text:p>9,268532075646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5722056" calcext:value-type="float">
            <text:p>5722056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9999999" calcext:value-type="float">
            <text:p>999999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.46337853432059" calcext:value-type="float">
            <text:p>2,4633785343205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5.82015596403119" calcext:value-type="float">
            <text:p>5,8201559640311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7747898" calcext:value-type="float">
            <text:p>7747898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777.10819273232" calcext:value-type="float">
            <text:p>2777,10819273232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7712329.91414097" calcext:value-type="float">
            <text:p>7712329,91414097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7-04-08 07:47:12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5-06-04 16:41:24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2.1796430893248" calcext:value-type="float">
            <text:p>22,1796430893248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7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24" table:number-columns-repeated="4"/>
          <table:table-cell table:style-name="ce24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2138.280295" calcext:value-type="float">
            <text:p>2,14E+03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396.2468335" calcext:value-type="float">
            <text:p>3,96E+02</text:p>
          </table:table-cell>
          <table:table-cell table:style-name="ce12" office:value-type="float" office:value="386.42033725" calcext:value-type="float">
            <text:p>3,86E+02</text:p>
          </table:table-cell>
          <table:table-cell table:style-name="ce12" office:value-type="float" office:value="206.31568" calcext:value-type="float">
            <text:p>2,06E+02</text:p>
          </table:table-cell>
          <table:table-cell table:style-name="ce12" office:value-type="float" office:value="546.872002" calcext:value-type="float">
            <text:p>5,47E+02</text:p>
          </table:table-cell>
          <table:table-cell table:style-name="ce12" office:value-type="float" office:value="171.366054772587" calcext:value-type="float">
            <text:p>1,71E+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336.964219" calcext:value-type="float">
            <text:p>3,37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198.390869" calcext:value-type="float">
            <text:p>1,98E+02</text:p>
          </table:table-cell>
          <table:table-cell table:style-name="ce12" office:value-type="float" office:value="189.4587405" calcext:value-type="float">
            <text:p>1,89E+02</text:p>
          </table:table-cell>
          <table:table-cell table:style-name="ce12" office:value-type="float" office:value="60.421951" calcext:value-type="float">
            <text:p>6,04E+01</text:p>
          </table:table-cell>
          <table:table-cell table:style-name="ce12" office:value-type="float" office:value="300.631273" calcext:value-type="float">
            <text:p>3,01E+02</text:p>
          </table:table-cell>
          <table:table-cell table:style-name="ce12" office:value-type="float" office:value="122.532660873621" calcext:value-type="float">
            <text:p>1,23E+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158.869136" calcext:value-type="float">
            <text:p>1,59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125.257859" calcext:value-type="float">
            <text:p>1,25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84.46057" calcext:value-type="float">
            <text:p>8,45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73.765854" calcext:value-type="float">
            <text:p>7,38E+01</text:p>
          </table:table-cell>
          <table:table-cell table:style-name="ce12" office:value-type="float" office:value="73.39886075" calcext:value-type="float">
            <text:p>7,34E+01</text:p>
          </table:table-cell>
          <table:table-cell table:style-name="ce12" office:value-type="float" office:value="23.247712" calcext:value-type="float">
            <text:p>2,32E+01</text:p>
          </table:table-cell>
          <table:table-cell table:style-name="ce12" office:value-type="float" office:value="122.816023" calcext:value-type="float">
            <text:p>1,23E+02</text:p>
          </table:table-cell>
          <table:table-cell table:style-name="ce12" office:value-type="float" office:value="48.387865163591" calcext:value-type="float">
            <text:p>4,84E+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12" office:value-type="float" office:value="47.742713" calcext:value-type="float">
            <text:p>4,77E+01</text:p>
          </table:table-cell>
          <table:table-cell table:style-name="ce12" office:value-type="float" office:value="85.1228593333333" calcext:value-type="float">
            <text:p>8,51E+01</text:p>
          </table:table-cell>
          <table:table-cell table:style-name="ce12" office:value-type="float" office:value="45.346633" calcext:value-type="float">
            <text:p>4,53E+01</text:p>
          </table:table-cell>
          <table:table-cell table:style-name="ce12" office:value-type="float" office:value="162.279232" calcext:value-type="float">
            <text:p>1,62E+02</text:p>
          </table:table-cell>
          <table:table-cell table:style-name="ce12" office:value-type="float" office:value="66.8301180767307" calcext:value-type="float">
            <text:p>6,68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29.91257" calcext:value-type="float">
            <text:p>2,99E+01</text:p>
          </table:table-cell>
          <table:table-cell table:style-name="ce12" office:value-type="float" office:value="29.82273675" calcext:value-type="float">
            <text:p>2,98E+01</text:p>
          </table:table-cell>
          <table:table-cell table:style-name="ce12" office:value-type="float" office:value="29.218762" calcext:value-type="float">
            <text:p>2,92E+01</text:p>
          </table:table-cell>
          <table:table-cell table:style-name="ce12" office:value-type="float" office:value="30.247045" calcext:value-type="float">
            <text:p>3,02E+01</text:p>
          </table:table-cell>
          <table:table-cell table:style-name="ce12" office:value-type="float" office:value="0.460724712508727" calcext:value-type="float">
            <text:p>4,61E-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26.450227" calcext:value-type="float">
            <text:p>2,65E+01</text:p>
          </table:table-cell>
          <table:table-cell table:style-name="ce12" office:value-type="float" office:value="35.39630025" calcext:value-type="float">
            <text:p>3,54E+01</text:p>
          </table:table-cell>
          <table:table-cell table:style-name="ce12" office:value-type="float" office:value="24.289297" calcext:value-type="float">
            <text:p>2,43E+01</text:p>
          </table:table-cell>
          <table:table-cell table:style-name="ce12" office:value-type="float" office:value="158.869124" calcext:value-type="float">
            <text:p>1,59E+02</text:p>
          </table:table-cell>
          <table:table-cell table:style-name="ce12" office:value-type="float" office:value="32.9811647148222" calcext:value-type="float">
            <text:p>3,30E+01</text:p>
          </table:table-cell>
          <table:table-cell table:style-name="ce14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26.372594" calcext:value-type="float">
            <text:p>2,64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26.313638" calcext:value-type="float">
            <text:p>2,63E+01</text:p>
          </table:table-cell>
          <table:table-cell table:style-name="ce12" office:value-type="float" office:value="26.16817225" calcext:value-type="float">
            <text:p>2,62E+01</text:p>
          </table:table-cell>
          <table:table-cell table:style-name="ce12" office:value-type="float" office:value="25.559078" calcext:value-type="float">
            <text:p>2,56E+01</text:p>
          </table:table-cell>
          <table:table-cell table:style-name="ce12" office:value-type="float" office:value="26.486335" calcext:value-type="float">
            <text:p>2,65E+01</text:p>
          </table:table-cell>
          <table:table-cell table:style-name="ce12" office:value-type="float" office:value="0.426223542020988" calcext:value-type="float">
            <text:p>4,26E-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Stringprocessor. get words length statistics</text:p>
          </table:table-cell>
          <table:table-cell table:style-name="ce10" office:value-type="float" office:value="25.8963955" calcext:value-type="float">
            <text:p>2,59E+01</text:p>
          </table:table-cell>
          <table:table-cell table:style-name="ce10" office:value-type="float" office:value="26.14349675" calcext:value-type="float">
            <text:p>2,61E+01</text:p>
          </table:table-cell>
          <table:table-cell table:style-name="ce10" office:value-type="float" office:value="25.782219" calcext:value-type="float">
            <text:p>2,58E+01</text:p>
          </table:table-cell>
          <table:table-cell table:style-name="ce10" office:value-type="float" office:value="26.998977" calcext:value-type="float">
            <text:p>2,70E+01</text:p>
          </table:table-cell>
          <table:table-cell table:style-name="ce10" office:value-type="float" office:value="0.573750634321435" calcext:value-type="float">
            <text:p>5,74E-01</text:p>
          </table:table-cell>
          <table:table-cell table:style-name="ce1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15.218212" calcext:value-type="float">
            <text:p>1,52E+01</text:p>
          </table:table-cell>
          <table:table-cell table:style-name="ce12" office:value-type="float" office:value="15.252086" calcext:value-type="float">
            <text:p>1,53E+01</text:p>
          </table:table-cell>
          <table:table-cell table:style-name="ce12" office:value-type="float" office:value="15.121683" calcext:value-type="float">
            <text:p>1,51E+01</text:p>
          </table:table-cell>
          <table:table-cell table:style-name="ce12" office:value-type="float" office:value="15.450237" calcext:value-type="float">
            <text:p>1,55E+01</text:p>
          </table:table-cell>
          <table:table-cell table:style-name="ce12" office:value-type="float" office:value="0.148339101397215" calcext:value-type="float">
            <text:p>1,48E-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9.3394065" calcext:value-type="float">
            <text:p>9,34E+00</text:p>
          </table:table-cell>
          <table:table-cell table:style-name="ce12" office:value-type="float" office:value="9.3766879375" calcext:value-type="float">
            <text:p>9,38E+00</text:p>
          </table:table-cell>
          <table:table-cell table:style-name="ce12" office:value-type="float" office:value="8.907027" calcext:value-type="float">
            <text:p>8,91E+00</text:p>
          </table:table-cell>
          <table:table-cell table:style-name="ce12" office:value-type="float" office:value="9.95941" calcext:value-type="float">
            <text:p>9,96E+00</text:p>
          </table:table-cell>
          <table:table-cell table:style-name="ce12" office:value-type="float" office:value="0.287202294983743" calcext:value-type="float">
            <text:p>2,87E-01</text:p>
          </table:table-cell>
          <table:table-cell table:style-name="ce14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12" office:value-type="float" office:value="7.415712" calcext:value-type="float">
            <text:p>7,42E+00</text:p>
          </table:table-cell>
          <table:table-cell table:style-name="ce12" office:value-type="float" office:value="33.0443326666667" calcext:value-type="float">
            <text:p>3,30E+01</text:p>
          </table:table-cell>
          <table:table-cell table:style-name="ce12" office:value-type="float" office:value="6.708691" calcext:value-type="float">
            <text:p>6,71E+00</text:p>
          </table:table-cell>
          <table:table-cell table:style-name="ce12" office:value-type="float" office:value="85.008595" calcext:value-type="float">
            <text:p>8,50E+01</text:p>
          </table:table-cell>
          <table:table-cell table:style-name="ce12" office:value-type="float" office:value="45.0037597269298" calcext:value-type="float">
            <text:p>4,50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7.245185" calcext:value-type="float">
            <text:p>7,25E+00</text:p>
          </table:table-cell>
          <table:table-cell table:style-name="ce12" office:value-type="float" office:value="7.225402" calcext:value-type="float">
            <text:p>7,23E+00</text:p>
          </table:table-cell>
          <table:table-cell table:style-name="ce12" office:value-type="float" office:value="6.87884" calcext:value-type="float">
            <text:p>6,88E+00</text:p>
          </table:table-cell>
          <table:table-cell table:style-name="ce12" office:value-type="float" office:value="7.532398" calcext:value-type="float">
            <text:p>7,53E+00</text:p>
          </table:table-cell>
          <table:table-cell table:style-name="ce12" office:value-type="float" office:value="0.287591506582977" calcext:value-type="float">
            <text:p>2,88E-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5.892343" calcext:value-type="float">
            <text:p>5,89E+00</text:p>
          </table:table-cell>
          <table:table-cell table:style-name="ce12" office:value-type="float" office:value="6.40498935294118" calcext:value-type="float">
            <text:p>6,40E+00</text:p>
          </table:table-cell>
          <table:table-cell table:style-name="ce12" office:value-type="float" office:value="5.037336" calcext:value-type="float">
            <text:p>5,04E+00</text:p>
          </table:table-cell>
          <table:table-cell table:style-name="ce12" office:value-type="float" office:value="16.218024" calcext:value-type="float">
            <text:p>1,62E+01</text:p>
          </table:table-cell>
          <table:table-cell table:style-name="ce12" office:value-type="float" office:value="2.55340468823495" calcext:value-type="float">
            <text:p>2,55E+00</text:p>
          </table:table-cell>
          <table:table-cell table:style-name="ce14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5.503243" calcext:value-type="float">
            <text:p>5,50E+00</text:p>
          </table:table-cell>
          <table:table-cell table:style-name="ce12" office:value-type="float" office:value="5.6666423125" calcext:value-type="float">
            <text:p>5,67E+00</text:p>
          </table:table-cell>
          <table:table-cell table:style-name="ce12" office:value-type="float" office:value="5.071674" calcext:value-type="float">
            <text:p>5,07E+00</text:p>
          </table:table-cell>
          <table:table-cell table:style-name="ce12" office:value-type="float" office:value="8.980161" calcext:value-type="float">
            <text:p>8,98E+00</text:p>
          </table:table-cell>
          <table:table-cell table:style-name="ce12" office:value-type="float" office:value="0.907562690653064" calcext:value-type="float">
            <text:p>9,08E-01</text:p>
          </table:table-cell>
          <table:table-cell table:style-name="ce14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3.915302" calcext:value-type="float">
            <text:p>3,92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3.836792" calcext:value-type="float">
            <text:p>3,84E+00</text:p>
          </table:table-cell>
          <table:table-cell table:style-name="ce12" office:value-type="float" office:value="22.5073112941176" calcext:value-type="float">
            <text:p>2,25E+01</text:p>
          </table:table-cell>
          <table:table-cell table:style-name="ce12" office:value-type="float" office:value="3.412813" calcext:value-type="float">
            <text:p>3,41E+00</text:p>
          </table:table-cell>
          <table:table-cell table:style-name="ce12" office:value-type="float" office:value="122.815993" calcext:value-type="float">
            <text:p>1,23E+02</text:p>
          </table:table-cell>
          <table:table-cell table:style-name="ce12" office:value-type="float" office:value="36.4481132877926" calcext:value-type="float">
            <text:p>3,64E+01</text:p>
          </table:table-cell>
          <table:table-cell table:style-name="ce14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3.830088" calcext:value-type="float">
            <text:p>3,83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3.825246" calcext:value-type="float">
            <text:p>3,83E+00</text:p>
          </table:table-cell>
          <table:table-cell table:style-name="ce12" office:value-type="float" office:value="3.83246775" calcext:value-type="float">
            <text:p>3,83E+00</text:p>
          </table:table-cell>
          <table:table-cell table:style-name="ce12" office:value-type="float" office:value="3.80619" calcext:value-type="float">
            <text:p>3,81E+00</text:p>
          </table:table-cell>
          <table:table-cell table:style-name="ce12" office:value-type="float" office:value="3.873189" calcext:value-type="float">
            <text:p>3,87E+00</text:p>
          </table:table-cell>
          <table:table-cell table:style-name="ce12" office:value-type="float" office:value="0.0301172589542387" calcext:value-type="float">
            <text:p>3,01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3.8094675" calcext:value-type="float">
            <text:p>3,81E+00</text:p>
          </table:table-cell>
          <table:table-cell table:style-name="ce12" office:value-type="float" office:value="3.830459" calcext:value-type="float">
            <text:p>3,83E+00</text:p>
          </table:table-cell>
          <table:table-cell table:style-name="ce12" office:value-type="float" office:value="3.777643" calcext:value-type="float">
            <text:p>3,78E+00</text:p>
          </table:table-cell>
          <table:table-cell table:style-name="ce12" office:value-type="float" office:value="3.925258" calcext:value-type="float">
            <text:p>3,93E+00</text:p>
          </table:table-cell>
          <table:table-cell table:style-name="ce12" office:value-type="float" office:value="0.0652170293251693" calcext:value-type="float">
            <text:p>6,52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2" office:value-type="float" office:value="2.820156" calcext:value-type="float">
            <text:p>2,82E+00</text:p>
          </table:table-cell>
          <table:table-cell table:style-name="ce12" office:value-type="float" office:value="2.791162" calcext:value-type="float">
            <text:p>2,79E+00</text:p>
          </table:table-cell>
          <table:table-cell table:style-name="ce12" office:value-type="float" office:value="2.638958" calcext:value-type="float">
            <text:p>2,64E+00</text:p>
          </table:table-cell>
          <table:table-cell table:style-name="ce12" office:value-type="float" office:value="2.914372" calcext:value-type="float">
            <text:p>2,91E+00</text:p>
          </table:table-cell>
          <table:table-cell table:style-name="ce12" office:value-type="float" office:value="0.139977522752762" calcext:value-type="float">
            <text:p>1,40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2.80835" calcext:value-type="float">
            <text:p>2,81E+00</text:p>
          </table:table-cell>
          <table:table-cell table:style-name="ce12" office:value-type="float" office:value="2.8067385" calcext:value-type="float">
            <text:p>2,81E+00</text:p>
          </table:table-cell>
          <table:table-cell table:style-name="ce12" office:value-type="float" office:value="2.720124" calcext:value-type="float">
            <text:p>2,72E+00</text:p>
          </table:table-cell>
          <table:table-cell table:style-name="ce12" office:value-type="float" office:value="2.89013" calcext:value-type="float">
            <text:p>2,89E+00</text:p>
          </table:table-cell>
          <table:table-cell table:style-name="ce12" office:value-type="float" office:value="0.0882158703578897" calcext:value-type="float">
            <text:p>8,82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2.348803" calcext:value-type="float">
            <text:p>2,35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1.3858345" calcext:value-type="float">
            <text:p>1,39E+00</text:p>
          </table:table-cell>
          <table:table-cell table:style-name="ce12" office:value-type="float" office:value="1.38267425" calcext:value-type="float">
            <text:p>1,38E+00</text:p>
          </table:table-cell>
          <table:table-cell table:style-name="ce12" office:value-type="float" office:value="1.351431" calcext:value-type="float">
            <text:p>1,35E+00</text:p>
          </table:table-cell>
          <table:table-cell table:style-name="ce12" office:value-type="float" office:value="1.407597" calcext:value-type="float">
            <text:p>1,41E+00</text:p>
          </table:table-cell>
          <table:table-cell table:style-name="ce12" office:value-type="float" office:value="0.0250762045423544" calcext:value-type="float">
            <text:p>2,51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2" office:value-type="float" office:value="1.288928" calcext:value-type="float">
            <text:p>1,29E+00</text:p>
          </table:table-cell>
          <table:table-cell table:style-name="ce12" office:value-type="float" office:value="1.27462366666667" calcext:value-type="float">
            <text:p>1,27E+00</text:p>
          </table:table-cell>
          <table:table-cell table:style-name="ce12" office:value-type="float" office:value="1.238939" calcext:value-type="float">
            <text:p>1,24E+00</text:p>
          </table:table-cell>
          <table:table-cell table:style-name="ce12" office:value-type="float" office:value="1.296004" calcext:value-type="float">
            <text:p>1,30E+00</text:p>
          </table:table-cell>
          <table:table-cell table:style-name="ce12" office:value-type="float" office:value="0.0311056911245085" calcext:value-type="float">
            <text:p>3,11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0.000277" calcext:value-type="float">
            <text:p>2,77E-04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54375" calcext:value-type="float">
            <text:p>5,44E-06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2" office:value-type="float" office:value="0.000007" calcext:value-type="float">
            <text:p>7,00E-06</text:p>
          </table:table-cell>
          <table:table-cell table:style-name="ce12" office:value-type="float" office:value="0.00000089209491273818" calcext:value-type="float">
            <text:p>8,92E-07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7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junt de dades complet" table:style-name="ta1">
        <table:table-column table:style-name="co1" table:default-cell-style-name="ce22"/>
        <table:table-column table:style-name="co11" table:default-cell-style-name="ce25"/>
        <table:table-column table:style-name="co12" table:number-columns-repeated="14" table:default-cell-style-name="ce25"/>
        <table:table-column table:style-name="co13" table:default-cell-style-name="ce25"/>
        <table:table-column table:style-name="co9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14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1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7" table:default-cell-style-name="ce25"/>
        <table:table-column table:style-name="co10" table:default-cell-style-name="ce25"/>
        <table:table-column table:style-name="co5" table:default-cell-style-name="ce25"/>
        <table:table-column table:style-name="co6" table:number-columns-repeated="988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table:style-name="ce10" office:value-type="float" office:value="0.00000342870375694385" calcext:value-type="float">
            <text:p>3,43E-06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29165541" calcext:value-type="float">
            <text:p>2916554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0"/>
          <table:table-cell table:style-name="ce24" office:value-type="string" calcext:value-type="string">
            <text:p>EnrollId</text:p>
          </table:table-cell>
          <table:table-cell table:style-name="ce24" office:value-type="string" calcext:value-type="string">
            <text:p>Username</text:p>
          </table:table-cell>
          <table:table-cell table:style-name="ce24" office:value-type="string" calcext:value-type="string">
            <text:p>CourseId</text:p>
          </table:table-cell>
          <table:table-cell table:style-name="ce24" office:value-type="string" calcext:value-type="string">
            <text:p>SessionId</text:p>
          </table:table-cell>
          <table:table-cell table:style-name="ce24" office:value-type="string" calcext:value-type="string">
            <text:p>Action</text:p>
          </table:table-cell>
          <table:table-cell table:style-name="ce24" office:value-type="string" calcext:value-type="string">
            <text:p>Object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Truth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Numeric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float" office:value="29165540" calcext:value-type="float">
            <text:p>29165540</text:p>
          </table:table-cell>
          <table:table-cell office:value-type="float" office:value="157943" calcext:value-type="float">
            <text:p>15794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2" office:value-type="float" office:value="29165540" calcext:value-type="float">
            <text:p>291655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9165540" calcext:value-type="float">
            <text:p>2916554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Entropy</text:p>
          </table:table-cell>
          <table:table-cell office:value-type="float" office:value="24.7977614499935" calcext:value-type="float">
            <text:p>24,7977614499935</text:p>
          </table:table-cell>
          <table:table-cell office:value-type="float" office:value="15.1038257769565" calcext:value-type="float">
            <text:p>15,103825776956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959817211198462" calcext:value-type="float">
            <text:p>0,959817211198462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average</text:p>
          </table:table-cell>
          <table:table-cell office:value-type="float" office:value="14582769.5" calcext:value-type="float">
            <text:p>14582769,5</text:p>
          </table:table-cell>
          <table:table-cell office:value-type="float" office:value="238750.397441433" calcext:value-type="float">
            <text:p>238750,3974414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382541451315491" calcext:value-type="float">
            <text:p>0,382541451315491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max</text:p>
          </table:table-cell>
          <table:table-cell office:value-type="float" office:value="29165539" calcext:value-type="float">
            <text:p>29165539</text:p>
          </table:table-cell>
          <table:table-cell office:value-type="float" office:value="466786" calcext:value-type="float">
            <text:p>46678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min</text:p>
          </table:table-cell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standard deviation</text:p>
          </table:table-cell>
          <table:table-cell office:value-type="float" office:value="8419366.18503043" calcext:value-type="float">
            <text:p>8419366,18503043</text:p>
          </table:table-cell>
          <table:table-cell office:value-type="float" office:value="136418.4465334" calcext:value-type="float">
            <text:p>136418,446533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486007705018476" calcext:value-type="float">
            <text:p>0,486007705018476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umber statistics variance</text:p>
          </table:table-cell>
          <table:table-cell office:value-type="float" office:value="70885726957633.8" calcext:value-type="float">
            <text:p>70885726957633,8</text:p>
          </table:table-cell>
          <table:table-cell office:value-type="float" office:value="18609992554.5862" calcext:value-type="float">
            <text:p>18609992554,586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236203489337326" calcext:value-type="float">
            <text:p>0,236203489337326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30465387952877" calcext:value-type="float">
            <text:p>3,30465387952877</text:p>
          </table:table-cell>
          <table:table-cell office:value-type="float" office:value="4.66757156452577" calcext:value-type="float">
            <text:p>4,66757156452577</text:p>
          </table:table-cell>
          <table:table-cell office:value-type="float" office:value="3.99996787179556" calcext:value-type="float">
            <text:p>3,99996787179556</text:p>
          </table:table-cell>
          <table:table-cell office:value-type="float" office:value="4.05527630582831" calcext:value-type="float">
            <text:p>4,0552763058283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9823" calcext:value-type="float">
            <text:p>69823</text:p>
          </table:table-cell>
          <table:table-cell office:value-type="float" office:value="247" calcext:value-type="float">
            <text:p>247</text:p>
          </table:table-cell>
          <table:table-cell office:value-type="float" office:value="292480" calcext:value-type="float">
            <text:p>29248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9823" calcext:value-type="float">
            <text:p>69823</text:p>
          </table:table-cell>
          <table:table-cell office:value-type="float" office:value="247" calcext:value-type="float">
            <text:p>247</text:p>
          </table:table-cell>
          <table:table-cell office:value-type="float" office:value="292480" calcext:value-type="float">
            <text:p>29248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29165540" calcext:value-type="float">
            <text:p>2916554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56717283479065" calcext:value-type="float">
            <text:p>6,56717283479065</text:p>
          </table:table-cell>
          <table:table-cell office:value-type="float" office:value="36.6432597510624" calcext:value-type="float">
            <text:p>36,6432597510624</text:p>
          </table:table-cell>
          <table:table-cell office:value-type="float" office:value="32" calcext:value-type="float">
            <text:p>32</text:p>
          </table:table-cell>
          <table:table-cell office:value-type="float" office:value="12.0210602306695" calcext:value-type="float">
            <text:p>12,021060230669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612817148107086" calcext:value-type="float">
            <text:p>0,612817148107086</text:p>
          </table:table-cell>
          <table:table-cell office:value-type="float" office:value="4.95048796841497" calcext:value-type="float">
            <text:p>4,95048796841497</text:p>
          </table:table-cell>
          <table:table-cell office:value-type="float" office:value="0" calcext:value-type="float">
            <text:p>0</text:p>
          </table:table-cell>
          <table:table-cell office:value-type="float" office:value="2.95896429152391" calcext:value-type="float">
            <text:p>2,9589642915239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375544857014102" calcext:value-type="float">
            <text:p>0,375544857014102</text:p>
          </table:table-cell>
          <table:table-cell office:value-type="float" office:value="24.5073311254213" calcext:value-type="float">
            <text:p>24,5073311254213</text:p>
          </table:table-cell>
          <table:table-cell office:value-type="float" office:value="0" calcext:value-type="float">
            <text:p>0</text:p>
          </table:table-cell>
          <table:table-cell office:value-type="float" office:value="8.7554696785136" calcext:value-type="float">
            <text:p>8,755469678513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.2566058148121" calcext:value-type="float">
            <text:p>14,2566058148121</text:p>
          </table:table-cell>
          <table:table-cell office:value-type="float" office:value="6.86598511018458" calcext:value-type="float">
            <text:p>6,86598511018458</text:p>
          </table:table-cell>
          <table:table-cell office:value-type="float" office:value="16.1821648729778" calcext:value-type="float">
            <text:p>16,1821648729778</text:p>
          </table:table-cell>
          <table:table-cell office:value-type="float" office:value="3.43872970618533" calcext:value-type="float">
            <text:p>3,4387297061853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.2566058148121" calcext:value-type="float">
            <text:p>14,2566058148121</text:p>
          </table:table-cell>
          <table:table-cell office:value-type="float" office:value="6.86598511018458" calcext:value-type="float">
            <text:p>6,86598511018458</text:p>
          </table:table-cell>
          <table:table-cell office:value-type="float" office:value="16.1821648729778" calcext:value-type="float">
            <text:p>16,1821648729778</text:p>
          </table:table-cell>
          <table:table-cell office:value-type="float" office:value="3.43872970618533" calcext:value-type="float">
            <text:p>3,4387297061853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56717283479065" calcext:value-type="float">
            <text:p>6,56717283479065</text:p>
          </table:table-cell>
          <table:table-cell office:value-type="float" office:value="36.6432597510624" calcext:value-type="float">
            <text:p>36,6432597510624</text:p>
          </table:table-cell>
          <table:table-cell office:value-type="float" office:value="32" calcext:value-type="float">
            <text:p>32</text:p>
          </table:table-cell>
          <table:table-cell office:value-type="float" office:value="12.0210602306695" calcext:value-type="float">
            <text:p>12,021060230669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612817148107086" calcext:value-type="float">
            <text:p>0,612817148107086</text:p>
          </table:table-cell>
          <table:table-cell office:value-type="float" office:value="4.95048796841497" calcext:value-type="float">
            <text:p>4,95048796841497</text:p>
          </table:table-cell>
          <table:table-cell office:value-type="float" office:value="0" calcext:value-type="float">
            <text:p>0</text:p>
          </table:table-cell>
          <table:table-cell office:value-type="float" office:value="2.95896429152391" calcext:value-type="float">
            <text:p>2,9589642915239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375544857014102" calcext:value-type="float">
            <text:p>0,375544857014102</text:p>
          </table:table-cell>
          <table:table-cell office:value-type="float" office:value="24.5073311254213" calcext:value-type="float">
            <text:p>24,5073311254213</text:p>
          </table:table-cell>
          <table:table-cell office:value-type="float" office:value="0" calcext:value-type="float">
            <text:p>0</text:p>
          </table:table-cell>
          <table:table-cell office:value-type="float" office:value="8.7554696785136" calcext:value-type="float">
            <text:p>8,755469678513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2273922" calcext:value-type="float">
            <text:p>12273922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9165540" calcext:value-type="float">
            <text:p>2916554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76846064185559" calcext:value-type="float">
            <text:p>1,7684606418555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.16740647241253" calcext:value-type="float">
            <text:p>2,16740647241253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7185415" calcext:value-type="float">
            <text:p>7185415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401.4347449093" calcext:value-type="float">
            <text:p>1401,4347449093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964019.34423899" calcext:value-type="float">
            <text:p>1964019,3442389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7-03-27 23:29:04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5-06-04 16:37:5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3.1938221166722" calcext:value-type="float">
            <text:p>23,1938221166722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7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24" table:number-columns-repeated="4"/>
          <table:table-cell table:style-name="ce24" office:value-type="string" calcext:value-type="string">
            <text:p>Call count</text:p>
          </table:table-cell>
          <table:table-cell table:style-name="ce18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2743.265136" calcext:value-type="float">
            <text:p>2,74E+03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556.611443" calcext:value-type="float">
            <text:p>5,57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462.5367795" calcext:value-type="float">
            <text:p>4,63E+02</text:p>
          </table:table-cell>
          <table:table-cell table:style-name="ce12" office:value-type="float" office:value="457.96426425" calcext:value-type="float">
            <text:p>4,58E+02</text:p>
          </table:table-cell>
          <table:table-cell table:style-name="ce12" office:value-type="float" office:value="255.831941" calcext:value-type="float">
            <text:p>2,56E+02</text:p>
          </table:table-cell>
          <table:table-cell table:style-name="ce12" office:value-type="float" office:value="650.951557" calcext:value-type="float">
            <text:p>6,51E+02</text:p>
          </table:table-cell>
          <table:table-cell table:style-name="ce12" office:value-type="float" office:value="194.214732798421" calcext:value-type="float">
            <text:p>1,94E+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364.858968" calcext:value-type="float">
            <text:p>3,65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283.288971" calcext:value-type="float">
            <text:p>2,83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Stringprocessor. calculate distinct characters count</text:p>
          </table:table-cell>
          <table:table-cell table:style-name="ce10" office:value-type="float" office:value="215.925928" calcext:value-type="float">
            <text:p>2,16E+02</text:p>
          </table:table-cell>
          <table:table-cell table:style-name="ce10" office:value-type="float" office:value="213.4406945" calcext:value-type="float">
            <text:p>2,13E+02</text:p>
          </table:table-cell>
          <table:table-cell table:style-name="ce10" office:value-type="float" office:value="69.567621" calcext:value-type="float">
            <text:p>6,96E+01</text:p>
          </table:table-cell>
          <table:table-cell table:style-name="ce10" office:value-type="float" office:value="352.343301" calcext:value-type="float">
            <text:p>3,52E+02</text:p>
          </table:table-cell>
          <table:table-cell table:style-name="ce10" office:value-type="float" office:value="139.165993840232" calcext:value-type="float">
            <text:p>1,39E+02</text:p>
          </table:table-cell>
          <table:table-cell table:style-name="ce1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97.082157" calcext:value-type="float">
            <text:p>9,71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82.740498" calcext:value-type="float">
            <text:p>8,27E+01</text:p>
          </table:table-cell>
          <table:table-cell table:style-name="ce12" office:value-type="float" office:value="80.8794165" calcext:value-type="float">
            <text:p>8,09E+01</text:p>
          </table:table-cell>
          <table:table-cell table:style-name="ce12" office:value-type="float" office:value="23.450729" calcext:value-type="float">
            <text:p>2,35E+01</text:p>
          </table:table-cell>
          <table:table-cell table:style-name="ce12" office:value-type="float" office:value="134.585941" calcext:value-type="float">
            <text:p>1,35E+02</text:p>
          </table:table-cell>
          <table:table-cell table:style-name="ce12" office:value-type="float" office:value="54.5460956007565" calcext:value-type="float">
            <text:p>5,45E+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12" office:value-type="float" office:value="62.64676" calcext:value-type="float">
            <text:p>6,26E+01</text:p>
          </table:table-cell>
          <table:table-cell table:style-name="ce12" office:value-type="float" office:value="118.173218" calcext:value-type="float">
            <text:p>1,18E+02</text:p>
          </table:table-cell>
          <table:table-cell table:style-name="ce12" office:value-type="float" office:value="61.016687" calcext:value-type="float">
            <text:p>6,10E+01</text:p>
          </table:table-cell>
          <table:table-cell table:style-name="ce12" office:value-type="float" office:value="230.856207" calcext:value-type="float">
            <text:p>2,31E+02</text:p>
          </table:table-cell>
          <table:table-cell table:style-name="ce12" office:value-type="float" office:value="97.5897345624883" calcext:value-type="float">
            <text:p>9,76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49.9761515" calcext:value-type="float">
            <text:p>5,00E+01</text:p>
          </table:table-cell>
          <table:table-cell table:style-name="ce12" office:value-type="float" office:value="50.1342775" calcext:value-type="float">
            <text:p>5,01E+01</text:p>
          </table:table-cell>
          <table:table-cell table:style-name="ce12" office:value-type="float" office:value="48.640474" calcext:value-type="float">
            <text:p>4,86E+01</text:p>
          </table:table-cell>
          <table:table-cell table:style-name="ce12" office:value-type="float" office:value="51.944333" calcext:value-type="float">
            <text:p>5,19E+01</text:p>
          </table:table-cell>
          <table:table-cell table:style-name="ce12" office:value-type="float" office:value="1.41154934255295" calcext:value-type="float">
            <text:p>1,41E+00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43.245796" calcext:value-type="float">
            <text:p>4,32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36.068618" calcext:value-type="float">
            <text:p>3,61E+01</text:p>
          </table:table-cell>
          <table:table-cell table:style-name="ce12" office:value-type="float" office:value="55.50719575" calcext:value-type="float">
            <text:p>5,55E+01</text:p>
          </table:table-cell>
          <table:table-cell table:style-name="ce12" office:value-type="float" office:value="33.525685" calcext:value-type="float">
            <text:p>3,35E+01</text:p>
          </table:table-cell>
          <table:table-cell table:style-name="ce12" office:value-type="float" office:value="283.28896" calcext:value-type="float">
            <text:p>2,83E+02</text:p>
          </table:table-cell>
          <table:table-cell table:style-name="ce12" office:value-type="float" office:value="61.2859024723464" calcext:value-type="float">
            <text:p>6,13E+01</text:p>
          </table:table-cell>
          <table:table-cell table:style-name="ce14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34.00264" calcext:value-type="float">
            <text:p>3,40E+01</text:p>
          </table:table-cell>
          <table:table-cell table:style-name="ce12" office:value-type="float" office:value="33.92137125" calcext:value-type="float">
            <text:p>3,39E+01</text:p>
          </table:table-cell>
          <table:table-cell table:style-name="ce12" office:value-type="float" office:value="33.536182" calcext:value-type="float">
            <text:p>3,35E+01</text:p>
          </table:table-cell>
          <table:table-cell table:style-name="ce12" office:value-type="float" office:value="34.144023" calcext:value-type="float">
            <text:p>3,41E+01</text:p>
          </table:table-cell>
          <table:table-cell table:style-name="ce12" office:value-type="float" office:value="0.267542054142741" calcext:value-type="float">
            <text:p>2,68E-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33.8796675" calcext:value-type="float">
            <text:p>3,39E+01</text:p>
          </table:table-cell>
          <table:table-cell table:style-name="ce12" office:value-type="float" office:value="33.93017375" calcext:value-type="float">
            <text:p>3,39E+01</text:p>
          </table:table-cell>
          <table:table-cell table:style-name="ce12" office:value-type="float" office:value="33.592678" calcext:value-type="float">
            <text:p>3,36E+01</text:p>
          </table:table-cell>
          <table:table-cell table:style-name="ce12" office:value-type="float" office:value="34.368682" calcext:value-type="float">
            <text:p>3,44E+01</text:p>
          </table:table-cell>
          <table:table-cell table:style-name="ce12" office:value-type="float" office:value="0.329295465789591" calcext:value-type="float">
            <text:p>3,29E-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17.1072965" calcext:value-type="float">
            <text:p>1,71E+01</text:p>
          </table:table-cell>
          <table:table-cell table:style-name="ce12" office:value-type="float" office:value="17.2913365" calcext:value-type="float">
            <text:p>1,73E+01</text:p>
          </table:table-cell>
          <table:table-cell table:style-name="ce12" office:value-type="float" office:value="16.70633" calcext:value-type="float">
            <text:p>1,67E+01</text:p>
          </table:table-cell>
          <table:table-cell table:style-name="ce12" office:value-type="float" office:value="18.244423" calcext:value-type="float">
            <text:p>1,82E+01</text:p>
          </table:table-cell>
          <table:table-cell table:style-name="ce12" office:value-type="float" office:value="0.721929697716936" calcext:value-type="float">
            <text:p>7,22E-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13.5743805" calcext:value-type="float">
            <text:p>1,36E+01</text:p>
          </table:table-cell>
          <table:table-cell table:style-name="ce12" office:value-type="float" office:value="17.006037875" calcext:value-type="float">
            <text:p>1,70E+01</text:p>
          </table:table-cell>
          <table:table-cell table:style-name="ce12" office:value-type="float" office:value="11.450186" calcext:value-type="float">
            <text:p>1,15E+01</text:p>
          </table:table-cell>
          <table:table-cell table:style-name="ce12" office:value-type="float" office:value="34.747007" calcext:value-type="float">
            <text:p>3,47E+01</text:p>
          </table:table-cell>
          <table:table-cell table:style-name="ce12" office:value-type="float" office:value="6.84468196278208" calcext:value-type="float">
            <text:p>6,84E+00</text:p>
          </table:table-cell>
          <table:table-cell table:style-name="ce14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10.745969" calcext:value-type="float">
            <text:p>1,07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10.265426" calcext:value-type="float">
            <text:p>1,03E+01</text:p>
          </table:table-cell>
          <table:table-cell table:style-name="ce12" office:value-type="float" office:value="11.451031375" calcext:value-type="float">
            <text:p>1,15E+01</text:p>
          </table:table-cell>
          <table:table-cell table:style-name="ce12" office:value-type="float" office:value="9.862937" calcext:value-type="float">
            <text:p>9,86E+00</text:p>
          </table:table-cell>
          <table:table-cell table:style-name="ce12" office:value-type="float" office:value="26.728752" calcext:value-type="float">
            <text:p>2,67E+01</text:p>
          </table:table-cell>
          <table:table-cell table:style-name="ce12" office:value-type="float" office:value="4.13654620218256" calcext:value-type="float">
            <text:p>4,14E+00</text:p>
          </table:table-cell>
          <table:table-cell table:style-name="ce14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12" office:value-type="float" office:value="8.293005" calcext:value-type="float">
            <text:p>8,29E+00</text:p>
          </table:table-cell>
          <table:table-cell table:style-name="ce12" office:value-type="float" office:value="39.0437706666667" calcext:value-type="float">
            <text:p>3,90E+01</text:p>
          </table:table-cell>
          <table:table-cell table:style-name="ce12" office:value-type="float" office:value="7.488152" calcext:value-type="float">
            <text:p>7,49E+00</text:p>
          </table:table-cell>
          <table:table-cell table:style-name="ce12" office:value-type="float" office:value="101.350155" calcext:value-type="float">
            <text:p>1,01E+02</text:p>
          </table:table-cell>
          <table:table-cell table:style-name="ce12" office:value-type="float" office:value="53.9604122816689" calcext:value-type="float">
            <text:p>5,40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7.9722085" calcext:value-type="float">
            <text:p>7,97E+00</text:p>
          </table:table-cell>
          <table:table-cell table:style-name="ce12" office:value-type="float" office:value="8.023722" calcext:value-type="float">
            <text:p>8,02E+00</text:p>
          </table:table-cell>
          <table:table-cell table:style-name="ce12" office:value-type="float" office:value="7.841992" calcext:value-type="float">
            <text:p>7,84E+00</text:p>
          </table:table-cell>
          <table:table-cell table:style-name="ce12" office:value-type="float" office:value="8.308479" calcext:value-type="float">
            <text:p>8,31E+00</text:p>
          </table:table-cell>
          <table:table-cell table:style-name="ce12" office:value-type="float" office:value="0.200693044717549" calcext:value-type="float">
            <text:p>2,01E-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6.533594" calcext:value-type="float">
            <text:p>6,53E+00</text:p>
          </table:table-cell>
          <table:table-cell table:style-name="ce12" office:value-type="float" office:value="10.8611978235294" calcext:value-type="float">
            <text:p>1,09E+01</text:p>
          </table:table-cell>
          <table:table-cell table:style-name="ce12" office:value-type="float" office:value="5.739748" calcext:value-type="float">
            <text:p>5,74E+00</text:p>
          </table:table-cell>
          <table:table-cell table:style-name="ce12" office:value-type="float" office:value="72.162201" calcext:value-type="float">
            <text:p>7,22E+01</text:p>
          </table:table-cell>
          <table:table-cell table:style-name="ce12" office:value-type="float" office:value="16.0156228132103" calcext:value-type="float">
            <text:p>1,60E+01</text:p>
          </table:table-cell>
          <table:table-cell table:style-name="ce14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4.291304" calcext:value-type="float">
            <text:p>4,29E+00</text:p>
          </table:table-cell>
          <table:table-cell table:style-name="ce12" office:value-type="float" office:value="27.2476701764706" calcext:value-type="float">
            <text:p>2,72E+01</text:p>
          </table:table-cell>
          <table:table-cell table:style-name="ce12" office:value-type="float" office:value="3.833259" calcext:value-type="float">
            <text:p>3,83E+00</text:p>
          </table:table-cell>
          <table:table-cell table:style-name="ce12" office:value-type="float" office:value="134.58591" calcext:value-type="float">
            <text:p>1,35E+02</text:p>
          </table:table-cell>
          <table:table-cell table:style-name="ce12" office:value-type="float" office:value="40.7722236893872" calcext:value-type="float">
            <text:p>4,08E+01</text:p>
          </table:table-cell>
          <table:table-cell table:style-name="ce14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4.184951" calcext:value-type="float">
            <text:p>4,18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4.118878" calcext:value-type="float">
            <text:p>4,12E+00</text:p>
          </table:table-cell>
          <table:table-cell table:style-name="ce12" office:value-type="float" office:value="4.14195425" calcext:value-type="float">
            <text:p>4,14E+00</text:p>
          </table:table-cell>
          <table:table-cell table:style-name="ce12" office:value-type="float" office:value="4.038729" calcext:value-type="float">
            <text:p>4,04E+00</text:p>
          </table:table-cell>
          <table:table-cell table:style-name="ce12" office:value-type="float" office:value="4.291332" calcext:value-type="float">
            <text:p>4,29E+00</text:p>
          </table:table-cell>
          <table:table-cell table:style-name="ce12" office:value-type="float" office:value="0.112615360738444" calcext:value-type="float">
            <text:p>1,13E-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4.113487" calcext:value-type="float">
            <text:p>4,11E+00</text:p>
          </table:table-cell>
          <table:table-cell table:style-name="ce12" office:value-type="float" office:value="4.17700675" calcext:value-type="float">
            <text:p>4,18E+00</text:p>
          </table:table-cell>
          <table:table-cell table:style-name="ce12" office:value-type="float" office:value="4.036952" calcext:value-type="float">
            <text:p>4,04E+00</text:p>
          </table:table-cell>
          <table:table-cell table:style-name="ce12" office:value-type="float" office:value="4.444101" calcext:value-type="float">
            <text:p>4,44E+00</text:p>
          </table:table-cell>
          <table:table-cell table:style-name="ce12" office:value-type="float" office:value="0.189108180276749" calcext:value-type="float">
            <text:p>1,89E-01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3.1661385" calcext:value-type="float">
            <text:p>3,17E+00</text:p>
          </table:table-cell>
          <table:table-cell table:style-name="ce12" office:value-type="float" office:value="3.17531875" calcext:value-type="float">
            <text:p>3,18E+00</text:p>
          </table:table-cell>
          <table:table-cell table:style-name="ce12" office:value-type="float" office:value="3.104134" calcext:value-type="float">
            <text:p>3,10E+00</text:p>
          </table:table-cell>
          <table:table-cell table:style-name="ce12" office:value-type="float" office:value="3.264864" calcext:value-type="float">
            <text:p>3,26E+00</text:p>
          </table:table-cell>
          <table:table-cell table:style-name="ce12" office:value-type="float" office:value="0.0694166113038996" calcext:value-type="float">
            <text:p>6,94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12" office:value-type="float" office:value="2.998532" calcext:value-type="float">
            <text:p>3,00E+00</text:p>
          </table:table-cell>
          <table:table-cell table:style-name="ce12" office:value-type="float" office:value="2.99061233333333" calcext:value-type="float">
            <text:p>2,99E+00</text:p>
          </table:table-cell>
          <table:table-cell table:style-name="ce12" office:value-type="float" office:value="2.944505" calcext:value-type="float">
            <text:p>2,94E+00</text:p>
          </table:table-cell>
          <table:table-cell table:style-name="ce12" office:value-type="float" office:value="3.0288" calcext:value-type="float">
            <text:p>3,03E+00</text:p>
          </table:table-cell>
          <table:table-cell table:style-name="ce12" office:value-type="float" office:value="0.0427019038958842" calcext:value-type="float">
            <text:p>4,27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2.684212" calcext:value-type="float">
            <text:p>2,68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12" office:value-type="float" office:value="1.50058" calcext:value-type="float">
            <text:p>1,50E+00</text:p>
          </table:table-cell>
          <table:table-cell table:style-name="ce12" office:value-type="float" office:value="1.64046033333333" calcext:value-type="float">
            <text:p>1,64E+00</text:p>
          </table:table-cell>
          <table:table-cell table:style-name="ce12" office:value-type="float" office:value="1.430248" calcext:value-type="float">
            <text:p>1,43E+00</text:p>
          </table:table-cell>
          <table:table-cell table:style-name="ce12" office:value-type="float" office:value="1.990553" calcext:value-type="float">
            <text:p>1,99E+00</text:p>
          </table:table-cell>
          <table:table-cell table:style-name="ce12" office:value-type="float" office:value="0.305221729233574" calcext:value-type="float">
            <text:p>3,05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1.4954925" calcext:value-type="float">
            <text:p>1,50E+00</text:p>
          </table:table-cell>
          <table:table-cell table:style-name="ce12" office:value-type="float" office:value="1.48212775" calcext:value-type="float">
            <text:p>1,48E+00</text:p>
          </table:table-cell>
          <table:table-cell table:style-name="ce12" office:value-type="float" office:value="1.42617" calcext:value-type="float">
            <text:p>1,43E+00</text:p>
          </table:table-cell>
          <table:table-cell table:style-name="ce12" office:value-type="float" office:value="1.511356" calcext:value-type="float">
            <text:p>1,51E+00</text:p>
          </table:table-cell>
          <table:table-cell table:style-name="ce12" office:value-type="float" office:value="0.0380532079626672" calcext:value-type="float">
            <text:p>3,81E-02</text:p>
          </table:table-cell>
          <table:table-cell table:style-name="ce14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0.000245" calcext:value-type="float">
            <text:p>2,45E-04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51875" calcext:value-type="float">
            <text:p>5,19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040311288741493" calcext:value-type="float">
            <text:p>4,03E-07</text:p>
          </table:table-cell>
          <table:table-cell table:style-name="ce14" office:value-type="float" office:value="16" calcext:value-type="float">
            <text:p>16</text:p>
          </table:table-cell>
          <table:table-cell table:style-name="ce22" table:number-columns-repeated="1017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ostra de 10e3 files'.A59:'Mostra de 10e3 files'.G91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Mostra de 10e4 files'.A59:'Mostra de 10e4 files'.G91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Mostra de 10e5 files'.A59:'Mostra de 10e5 files'.G91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Mostra de 10e6 files'.A59:'Mostra de 10e6 files'.G91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Mostra de 10e7 files'.A59:'Mostra de 10e7 files'.G91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Conjunt de dades complet'.A59:'Conjunt de dades complet'.G9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Verdan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08:44:17.648800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2T08:50:53.160586594</dc:date>
    <meta:editing-duration>PT29M39S</meta:editing-duration>
    <meta:editing-cycles>20</meta:editing-cycles>
    <meta:document-statistic meta:table-count="6" meta:cell-count="3894" meta:object-count="0"/>
  </office:meta>
</office:document-meta>
</file>